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mset_resul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3.03" calcext:value-type="float">
            <text:p>63203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197.61" calcext:value-type="float">
            <text:p>63197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1.67" calcext:value-type="float">
            <text:p>63201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1.7" calcext:value-type="float">
            <text:p>6320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3.56" calcext:value-type="float">
            <text:p>63203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4.44" calcext:value-type="float">
            <text:p>63204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2.79" calcext:value-type="float">
            <text:p>63202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6.18" calcext:value-type="float">
            <text:p>63206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2.93" calcext:value-type="float">
            <text:p>63202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204.8" calcext:value-type="float">
            <text:p>6320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2.35" calcext:value-type="float">
            <text:p>76742.3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6.39" calcext:value-type="float">
            <text:p>76746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8.26" calcext:value-type="float">
            <text:p>76748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8.67" calcext:value-type="float">
            <text:p>76748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8.54" calcext:value-type="float">
            <text:p>76748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3.56" calcext:value-type="float">
            <text:p>76743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6.97" calcext:value-type="float">
            <text:p>76746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3.91" calcext:value-type="float">
            <text:p>7674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5.5" calcext:value-type="float">
            <text:p>7674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8.73" calcext:value-type="float">
            <text:p>76748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60.62" calcext:value-type="float">
            <text:p>85960.6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5.45" calcext:value-type="float">
            <text:p>85955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7.39" calcext:value-type="float">
            <text:p>85957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4.08" calcext:value-type="float">
            <text:p>85954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37.34" calcext:value-type="float">
            <text:p>85937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4.63" calcext:value-type="float">
            <text:p>85954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3.92" calcext:value-type="float">
            <text:p>8595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6.74" calcext:value-type="float">
            <text:p>85956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6.21" calcext:value-type="float">
            <text:p>85956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8.08" calcext:value-type="float">
            <text:p>85958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5.24" calcext:value-type="float">
            <text:p>97675.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0.12" calcext:value-type="float">
            <text:p>9767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3.69" calcext:value-type="float">
            <text:p>97673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9.13" calcext:value-type="float">
            <text:p>97679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80.51" calcext:value-type="float">
            <text:p>97680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3.89" calcext:value-type="float">
            <text:p>97673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9.62" calcext:value-type="float">
            <text:p>97679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3.63" calcext:value-type="float">
            <text:p>97673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4.44" calcext:value-type="float">
            <text:p>97674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68.32" calcext:value-type="float">
            <text:p>97668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4.94" calcext:value-type="float">
            <text:p>104824.9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2.68" calcext:value-type="float">
            <text:p>104822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3.3" calcext:value-type="float">
            <text:p>10482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2.96" calcext:value-type="float">
            <text:p>104822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0.44" calcext:value-type="float">
            <text:p>104820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17.86" calcext:value-type="float">
            <text:p>104817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12.11" calcext:value-type="float">
            <text:p>10481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15.73" calcext:value-type="float">
            <text:p>104815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4.06" calcext:value-type="float">
            <text:p>104824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784.19" calcext:value-type="float">
            <text:p>104784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3.66" calcext:value-type="float">
            <text:p>113093.6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76.98" calcext:value-type="float">
            <text:p>113076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0.81" calcext:value-type="float">
            <text:p>113090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79.89" calcext:value-type="float">
            <text:p>113079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88.93" calcext:value-type="float">
            <text:p>113088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2.23" calcext:value-type="float">
            <text:p>113092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3.91" calcext:value-type="float">
            <text:p>11309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0.67" calcext:value-type="float">
            <text:p>11309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0.48" calcext:value-type="float">
            <text:p>11309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88.22" calcext:value-type="float">
            <text:p>113088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28.06" calcext:value-type="float">
            <text:p>117728.0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28.62" calcext:value-type="float">
            <text:p>117728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7.75" calcext:value-type="float">
            <text:p>11773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2.99" calcext:value-type="float">
            <text:p>117732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5.02" calcext:value-type="float">
            <text:p>117735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26.51" calcext:value-type="float">
            <text:p>117726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4.02" calcext:value-type="float">
            <text:p>117734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25.23" calcext:value-type="float">
            <text:p>117725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29.94" calcext:value-type="float">
            <text:p>117729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29.4" calcext:value-type="float">
            <text:p>11772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20.21" calcext:value-type="float">
            <text:p>72020.21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08.39" calcext:value-type="float">
            <text:p>72008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18.91" calcext:value-type="float">
            <text:p>72018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12.45" calcext:value-type="float">
            <text:p>72012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13.4" calcext:value-type="float">
            <text:p>720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12.41" calcext:value-type="float">
            <text:p>72012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18.94" calcext:value-type="float">
            <text:p>72018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18.1" calcext:value-type="float">
            <text:p>7201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15.76" calcext:value-type="float">
            <text:p>72015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2017.23" calcext:value-type="float">
            <text:p>72017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20.01" calcext:value-type="float">
            <text:p>71020.0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16.66" calcext:value-type="float">
            <text:p>71016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16.08" calcext:value-type="float">
            <text:p>71016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21.11" calcext:value-type="float">
            <text:p>71021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23.71" calcext:value-type="float">
            <text:p>71023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17.06" calcext:value-type="float">
            <text:p>71017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22.96" calcext:value-type="float">
            <text:p>71022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16.8" calcext:value-type="float">
            <text:p>710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19.01" calcext:value-type="float">
            <text:p>71019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71013.12" calcext:value-type="float">
            <text:p>71013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31.49" calcext:value-type="float">
            <text:p>76331.4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31.07" calcext:value-type="float">
            <text:p>7633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28.37" calcext:value-type="float">
            <text:p>76328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26.72" calcext:value-type="float">
            <text:p>76326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26.42" calcext:value-type="float">
            <text:p>76326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25.77" calcext:value-type="float">
            <text:p>76325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22.57" calcext:value-type="float">
            <text:p>76322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26.74" calcext:value-type="float">
            <text:p>76326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29.12" calcext:value-type="float">
            <text:p>76329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76330.94" calcext:value-type="float">
            <text:p>76330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8.33" calcext:value-type="float">
            <text:p>75378.3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6.07" calcext:value-type="float">
            <text:p>75376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8.19" calcext:value-type="float">
            <text:p>75378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69.31" calcext:value-type="float">
            <text:p>7536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6.76" calcext:value-type="float">
            <text:p>75376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5.67" calcext:value-type="float">
            <text:p>75375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9.85" calcext:value-type="float">
            <text:p>75379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2.01" calcext:value-type="float">
            <text:p>75372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5.61" calcext:value-type="float">
            <text:p>75375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5374.2" calcext:value-type="float">
            <text:p>7537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43.54" calcext:value-type="float">
            <text:p>76943.5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45.45" calcext:value-type="float">
            <text:p>76945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51.02" calcext:value-type="float">
            <text:p>76951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21.83" calcext:value-type="float">
            <text:p>76921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89.04" calcext:value-type="float">
            <text:p>76989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92.54" calcext:value-type="float">
            <text:p>76992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89.86" calcext:value-type="float">
            <text:p>76989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92.56" calcext:value-type="float">
            <text:p>76992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93.86" calcext:value-type="float">
            <text:p>76993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6994.02" calcext:value-type="float">
            <text:p>76994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6.68" calcext:value-type="float">
            <text:p>77806.6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5.38" calcext:value-type="float">
            <text:p>77805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4.57" calcext:value-type="float">
            <text:p>77804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4.83" calcext:value-type="float">
            <text:p>7780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0.68" calcext:value-type="float">
            <text:p>77800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6.01" calcext:value-type="float">
            <text:p>77806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6.86" calcext:value-type="float">
            <text:p>77806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4.4" calcext:value-type="float">
            <text:p>7780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795.97" calcext:value-type="float">
            <text:p>77795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7806.14" calcext:value-type="float">
            <text:p>77806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5.22" calcext:value-type="float">
            <text:p>78635.2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28.94" calcext:value-type="float">
            <text:p>78628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4.92" calcext:value-type="float">
            <text:p>78634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4.87" calcext:value-type="float">
            <text:p>78634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5.43" calcext:value-type="float">
            <text:p>78635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2.45" calcext:value-type="float">
            <text:p>78632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4.13" calcext:value-type="float">
            <text:p>78634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5.32" calcext:value-type="float">
            <text:p>78635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5.07" calcext:value-type="float">
            <text:p>78635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8634.49" calcext:value-type="float">
            <text:p>78634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44.44" calcext:value-type="float">
            <text:p>77344.4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24.33" calcext:value-type="float">
            <text:p>77324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42.44" calcext:value-type="float">
            <text:p>77342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48.51" calcext:value-type="float">
            <text:p>77348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57.51" calcext:value-type="float">
            <text:p>77357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33.93" calcext:value-type="float">
            <text:p>77333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35.57" calcext:value-type="float">
            <text:p>77335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01.21" calcext:value-type="float">
            <text:p>77301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78.98" calcext:value-type="float">
            <text:p>77378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312.02" calcext:value-type="float">
            <text:p>77312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722.01" calcext:value-type="float">
            <text:p>57722.01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799.01" calcext:value-type="float">
            <text:p>57799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082.67" calcext:value-type="float">
            <text:p>58082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759.71" calcext:value-type="float">
            <text:p>57759.7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728.28" calcext:value-type="float">
            <text:p>57728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324.16" calcext:value-type="float">
            <text:p>58324.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222.02" calcext:value-type="float">
            <text:p>58222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458.38" calcext:value-type="float">
            <text:p>57458.3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145.5" calcext:value-type="float">
            <text:p>58145.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132.52" calcext:value-type="float">
            <text:p>58132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753.32" calcext:value-type="float">
            <text:p>57753.3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471.59" calcext:value-type="float">
            <text:p>57471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364.9" calcext:value-type="float">
            <text:p>5736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456.54" calcext:value-type="float">
            <text:p>57456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8045.46" calcext:value-type="float">
            <text:p>58045.4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447.73" calcext:value-type="float">
            <text:p>57447.7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462.31" calcext:value-type="float">
            <text:p>57462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586.42" calcext:value-type="float">
            <text:p>57586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272.82" calcext:value-type="float">
            <text:p>57272.8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278.15" calcext:value-type="float">
            <text:p>57278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7058.2" calcext:value-type="float">
            <text:p>5705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722.21" calcext:value-type="float">
            <text:p>56722.2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7284.28" calcext:value-type="float">
            <text:p>57284.2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911.13" calcext:value-type="float">
            <text:p>56911.1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828.25" calcext:value-type="float">
            <text:p>56828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627.29" calcext:value-type="float">
            <text:p>56627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7010.37" calcext:value-type="float">
            <text:p>57010.3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890.19" calcext:value-type="float">
            <text:p>5689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777.82" calcext:value-type="float">
            <text:p>56777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7015.37" calcext:value-type="float">
            <text:p>57015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551.65" calcext:value-type="float">
            <text:p>56551.6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444.76" calcext:value-type="float">
            <text:p>5644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333.59" calcext:value-type="float">
            <text:p>56333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363.13" calcext:value-type="float">
            <text:p>56363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334.19" calcext:value-type="float">
            <text:p>56334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395.89" calcext:value-type="float">
            <text:p>56395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214.58" calcext:value-type="float">
            <text:p>56214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241.69" calcext:value-type="float">
            <text:p>56241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253.89" calcext:value-type="float">
            <text:p>56253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273.46" calcext:value-type="float">
            <text:p>56273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636.51" calcext:value-type="float">
            <text:p>55636.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662.08" calcext:value-type="float">
            <text:p>55662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650.62" calcext:value-type="float">
            <text:p>55650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773.35" calcext:value-type="float">
            <text:p>5577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783.99" calcext:value-type="float">
            <text:p>55783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708.45" calcext:value-type="float">
            <text:p>55708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980.11" calcext:value-type="float">
            <text:p>5598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712.75" calcext:value-type="float">
            <text:p>55712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805.97" calcext:value-type="float">
            <text:p>55805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651.62" calcext:value-type="float">
            <text:p>55651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258.69" calcext:value-type="float">
            <text:p>55258.6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263.74" calcext:value-type="float">
            <text:p>55263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214.4" calcext:value-type="float">
            <text:p>5521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51.68" calcext:value-type="float">
            <text:p>5535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23.53" calcext:value-type="float">
            <text:p>55323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88.42" calcext:value-type="float">
            <text:p>55388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55.04" calcext:value-type="float">
            <text:p>55355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419.74" calcext:value-type="float">
            <text:p>55419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15.58" calcext:value-type="float">
            <text:p>55315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253.63" calcext:value-type="float">
            <text:p>55253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22.02" calcext:value-type="float">
            <text:p>54922.0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5088.87" calcext:value-type="float">
            <text:p>55088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92.3" calcext:value-type="float">
            <text:p>5499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806.62" calcext:value-type="float">
            <text:p>54806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805.61" calcext:value-type="float">
            <text:p>54805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820.61" calcext:value-type="float">
            <text:p>5482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41.96" calcext:value-type="float">
            <text:p>54941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60.37" calcext:value-type="float">
            <text:p>5496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23.12" calcext:value-type="float">
            <text:p>54923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04.81" calcext:value-type="float">
            <text:p>54904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877.36" calcext:value-type="float">
            <text:p>54877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529.7" calcext:value-type="float">
            <text:p>54529.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99.28" calcext:value-type="float">
            <text:p>5469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69.78" calcext:value-type="float">
            <text:p>54669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64.48" calcext:value-type="float">
            <text:p>54664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60.96" calcext:value-type="float">
            <text:p>5466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517.96" calcext:value-type="float">
            <text:p>54517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560.3" calcext:value-type="float">
            <text:p>5456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543.36" calcext:value-type="float">
            <text:p>54543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08.66" calcext:value-type="float">
            <text:p>54608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275.88" calcext:value-type="float">
            <text:p>54275.8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40.06" calcext:value-type="float">
            <text:p>5444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509.21" calcext:value-type="float">
            <text:p>54509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37.36" calcext:value-type="float">
            <text:p>54437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63.78" calcext:value-type="float">
            <text:p>54463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44.06" calcext:value-type="float">
            <text:p>54444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60.53" calcext:value-type="float">
            <text:p>54460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81.5" calcext:value-type="float">
            <text:p>5448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383.8" calcext:value-type="float">
            <text:p>5438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284.68" calcext:value-type="float">
            <text:p>54284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68.15" calcext:value-type="float">
            <text:p>54368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26.81" calcext:value-type="float">
            <text:p>54326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22.22" calcext:value-type="float">
            <text:p>54322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02.2" calcext:value-type="float">
            <text:p>5430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413.76" calcext:value-type="float">
            <text:p>54413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08.61" calcext:value-type="float">
            <text:p>5430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26" calcext:value-type="float">
            <text:p>54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23.42" calcext:value-type="float">
            <text:p>54323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35.26" calcext:value-type="float">
            <text:p>54335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147.75" calcext:value-type="float">
            <text:p>5414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94.44" calcext:value-type="float">
            <text:p>54194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33.98" calcext:value-type="float">
            <text:p>54133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009.67" calcext:value-type="float">
            <text:p>5400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039.54" calcext:value-type="float">
            <text:p>54039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010.69" calcext:value-type="float">
            <text:p>54010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27.87" calcext:value-type="float">
            <text:p>54127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87.22" calcext:value-type="float">
            <text:p>54187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85.32" calcext:value-type="float">
            <text:p>54185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24.95" calcext:value-type="float">
            <text:p>54124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06.02" calcext:value-type="float">
            <text:p>54106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86.28" calcext:value-type="float">
            <text:p>54086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3985.36" calcext:value-type="float">
            <text:p>53985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3963.04" calcext:value-type="float">
            <text:p>5396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3955.09" calcext:value-type="float">
            <text:p>53955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3999.59" calcext:value-type="float">
            <text:p>53999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94.76" calcext:value-type="float">
            <text:p>5409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3954.77" calcext:value-type="float">
            <text:p>53954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3955.52" calcext:value-type="float">
            <text:p>53955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3961.17" calcext:value-type="float">
            <text:p>53961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3982.07" calcext:value-type="float">
            <text:p>53982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4042.19" calcext:value-type="float">
            <text:p>54042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4070.61" calcext:value-type="float">
            <text:p>5407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4064.84" calcext:value-type="float">
            <text:p>54064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4053.88" calcext:value-type="float">
            <text:p>54053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4069.92" calcext:value-type="float">
            <text:p>54069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53.19" calcext:value-type="float">
            <text:p>53953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877.49" calcext:value-type="float">
            <text:p>53877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57.18" calcext:value-type="float">
            <text:p>53957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00.77" calcext:value-type="float">
            <text:p>53900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871.57" calcext:value-type="float">
            <text:p>53871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517.67" calcext:value-type="float">
            <text:p>53517.6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75.25" calcext:value-type="float">
            <text:p>53675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10.78" calcext:value-type="float">
            <text:p>53610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73.23" calcext:value-type="float">
            <text:p>53673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35.36" calcext:value-type="float">
            <text:p>53635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54.49" calcext:value-type="float">
            <text:p>53654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575.19" calcext:value-type="float">
            <text:p>53575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12.45" calcext:value-type="float">
            <text:p>53612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30.78" calcext:value-type="float">
            <text:p>53630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02.09" calcext:value-type="float">
            <text:p>53602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064.27" calcext:value-type="float">
            <text:p>53064.2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054.14" calcext:value-type="float">
            <text:p>53054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009.6" calcext:value-type="float">
            <text:p>5300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074.59" calcext:value-type="float">
            <text:p>53074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124.65" calcext:value-type="float">
            <text:p>53124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216.85" calcext:value-type="float">
            <text:p>53216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084.22" calcext:value-type="float">
            <text:p>53084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071.82" calcext:value-type="float">
            <text:p>53071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231.06" calcext:value-type="float">
            <text:p>53231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078.05" calcext:value-type="float">
            <text:p>53078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226.41" calcext:value-type="float">
            <text:p>45226.4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239.28" calcext:value-type="float">
            <text:p>4523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249.8" calcext:value-type="float">
            <text:p>4524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171.97" calcext:value-type="float">
            <text:p>45171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270.11" calcext:value-type="float">
            <text:p>4527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154.85" calcext:value-type="float">
            <text:p>45154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206.09" calcext:value-type="float">
            <text:p>45206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206.91" calcext:value-type="float">
            <text:p>45206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220.77" calcext:value-type="float">
            <text:p>45220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5182.79" calcext:value-type="float">
            <text:p>45182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39.52" calcext:value-type="float">
            <text:p>34639.5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05.68" calcext:value-type="float">
            <text:p>34605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576.87" calcext:value-type="float">
            <text:p>34576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15.84" calcext:value-type="float">
            <text:p>34615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28.97" calcext:value-type="float">
            <text:p>34628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07.27" calcext:value-type="float">
            <text:p>34607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561.68" calcext:value-type="float">
            <text:p>3456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531.98" calcext:value-type="float">
            <text:p>34531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522.7" calcext:value-type="float">
            <text:p>3452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535" calcext:value-type="float">
            <text:p>34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64.4" calcext:value-type="float">
            <text:p>3456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76.09" calcext:value-type="float">
            <text:p>34576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86.14" calcext:value-type="float">
            <text:p>34586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78.34" calcext:value-type="float">
            <text:p>34578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71.99" calcext:value-type="float">
            <text:p>34571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99.73" calcext:value-type="float">
            <text:p>34599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66.09" calcext:value-type="float">
            <text:p>34566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23.86" calcext:value-type="float">
            <text:p>34523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94.36" calcext:value-type="float">
            <text:p>34594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572.73" calcext:value-type="float">
            <text:p>34572.7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mcpy_resul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09.13" calcext:value-type="float">
            <text:p>133309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09.32" calcext:value-type="float">
            <text:p>133309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09.12" calcext:value-type="float">
            <text:p>133309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09.1" calcext:value-type="float">
            <text:p>13330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10.57" calcext:value-type="float">
            <text:p>13331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08.17" calcext:value-type="float">
            <text:p>133308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05.64" calcext:value-type="float">
            <text:p>133305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10.07" calcext:value-type="float">
            <text:p>13331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08.4" calcext:value-type="float">
            <text:p>13330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33308.7" calcext:value-type="float">
            <text:p>13330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423.59" calcext:value-type="float">
            <text:p>137423.5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422.69" calcext:value-type="float">
            <text:p>137422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365.36" calcext:value-type="float">
            <text:p>137365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328.03" calcext:value-type="float">
            <text:p>137328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373.43" calcext:value-type="float">
            <text:p>13737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415.67" calcext:value-type="float">
            <text:p>137415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408.54" calcext:value-type="float">
            <text:p>137408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397.17" calcext:value-type="float">
            <text:p>137397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390.21" calcext:value-type="float">
            <text:p>13739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37387.31" calcext:value-type="float">
            <text:p>137387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491.49" calcext:value-type="float">
            <text:p>159491.4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493.51" calcext:value-type="float">
            <text:p>159493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500.16" calcext:value-type="float">
            <text:p>15950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491.43" calcext:value-type="float">
            <text:p>159491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515.38" calcext:value-type="float">
            <text:p>159515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480.95" calcext:value-type="float">
            <text:p>15948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476.97" calcext:value-type="float">
            <text:p>159476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466.4" calcext:value-type="float">
            <text:p>15946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482.05" calcext:value-type="float">
            <text:p>159482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59457.44" calcext:value-type="float">
            <text:p>15945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588" calcext:value-type="float">
            <text:p>20158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584.66" calcext:value-type="float">
            <text:p>201584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617.19" calcext:value-type="float">
            <text:p>201617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556.56" calcext:value-type="float">
            <text:p>201556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584.07" calcext:value-type="float">
            <text:p>201584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599.9" calcext:value-type="float">
            <text:p>20159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649.62" calcext:value-type="float">
            <text:p>201649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580.63" calcext:value-type="float">
            <text:p>201580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606.12" calcext:value-type="float">
            <text:p>201606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01626.98" calcext:value-type="float">
            <text:p>201626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90.38" calcext:value-type="float">
            <text:p>209690.3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90.08" calcext:value-type="float">
            <text:p>20969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91.48" calcext:value-type="float">
            <text:p>209691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90.72" calcext:value-type="float">
            <text:p>20969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91.97" calcext:value-type="float">
            <text:p>209691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86.08" calcext:value-type="float">
            <text:p>209686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84.29" calcext:value-type="float">
            <text:p>209684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88.24" calcext:value-type="float">
            <text:p>209688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91.23" calcext:value-type="float">
            <text:p>209691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9688.61" calcext:value-type="float">
            <text:p>20968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416.39" calcext:value-type="float">
            <text:p>233416.3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419.34" calcext:value-type="float">
            <text:p>233419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422.24" calcext:value-type="float">
            <text:p>233422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286.44" calcext:value-type="float">
            <text:p>233286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391.83" calcext:value-type="float">
            <text:p>233391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320.18" calcext:value-type="float">
            <text:p>23332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427.96" calcext:value-type="float">
            <text:p>233427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452.13" calcext:value-type="float">
            <text:p>233452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314.08" calcext:value-type="float">
            <text:p>233314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3351.08" calcext:value-type="float">
            <text:p>233351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062.18" calcext:value-type="float">
            <text:p>239062.1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081.33" calcext:value-type="float">
            <text:p>239081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079.86" calcext:value-type="float">
            <text:p>239079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102.11" calcext:value-type="float">
            <text:p>23910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047.38" calcext:value-type="float">
            <text:p>239047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033.18" calcext:value-type="float">
            <text:p>239033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030.3" calcext:value-type="float">
            <text:p>23903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110.83" calcext:value-type="float">
            <text:p>239110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087.03" calcext:value-type="float">
            <text:p>239087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051.42" calcext:value-type="float">
            <text:p>239051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511.03" calcext:value-type="float">
            <text:p>246511.0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581.37" calcext:value-type="float">
            <text:p>246581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605.77" calcext:value-type="float">
            <text:p>246605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813.62" calcext:value-type="float">
            <text:p>246813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497.25" calcext:value-type="float">
            <text:p>24649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124.83" calcext:value-type="float">
            <text:p>24612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165.26" calcext:value-type="float">
            <text:p>246165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085.24" calcext:value-type="float">
            <text:p>246085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289.6" calcext:value-type="float">
            <text:p>24628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6482.28" calcext:value-type="float">
            <text:p>246482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578.97" calcext:value-type="float">
            <text:p>190578.9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569.37" calcext:value-type="float">
            <text:p>190569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503.17" calcext:value-type="float">
            <text:p>190503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526.92" calcext:value-type="float">
            <text:p>190526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558.65" calcext:value-type="float">
            <text:p>190558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463.32" calcext:value-type="float">
            <text:p>190463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593.43" calcext:value-type="float">
            <text:p>19059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647.2" calcext:value-type="float">
            <text:p>19064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472.25" calcext:value-type="float">
            <text:p>190472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190518.72" calcext:value-type="float">
            <text:p>19051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75.86" calcext:value-type="float">
            <text:p>150675.8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69.7" calcext:value-type="float">
            <text:p>15066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73.14" calcext:value-type="float">
            <text:p>150673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62.76" calcext:value-type="float">
            <text:p>150662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75.11" calcext:value-type="float">
            <text:p>150675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75.69" calcext:value-type="float">
            <text:p>150675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75.02" calcext:value-type="float">
            <text:p>150675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66.73" calcext:value-type="float">
            <text:p>150666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68.8" calcext:value-type="float">
            <text:p>15066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50672.99" calcext:value-type="float">
            <text:p>150672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14.98" calcext:value-type="float">
            <text:p>149314.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30.68" calcext:value-type="float">
            <text:p>149330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11.26" calcext:value-type="float">
            <text:p>149311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14.78" calcext:value-type="float">
            <text:p>149314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23.71" calcext:value-type="float">
            <text:p>149323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05.22" calcext:value-type="float">
            <text:p>149305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283.54" calcext:value-type="float">
            <text:p>149283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04.37" calcext:value-type="float">
            <text:p>149304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24.74" calcext:value-type="float">
            <text:p>149324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49340.17" calcext:value-type="float">
            <text:p>14934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912.6" calcext:value-type="float">
            <text:p>152912.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956.59" calcext:value-type="float">
            <text:p>152956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973.02" calcext:value-type="float">
            <text:p>152973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968.03" calcext:value-type="float">
            <text:p>152968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926.73" calcext:value-type="float">
            <text:p>152926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954.3" calcext:value-type="float">
            <text:p>15295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889.76" calcext:value-type="float">
            <text:p>152889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894.3" calcext:value-type="float">
            <text:p>15289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937.41" calcext:value-type="float">
            <text:p>152937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2907.42" calcext:value-type="float">
            <text:p>152907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702.73" calcext:value-type="float">
            <text:p>145702.7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485.47" calcext:value-type="float">
            <text:p>145485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537.82" calcext:value-type="float">
            <text:p>145537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577.84" calcext:value-type="float">
            <text:p>145577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564.18" calcext:value-type="float">
            <text:p>145564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542.28" calcext:value-type="float">
            <text:p>145542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744.1" calcext:value-type="float">
            <text:p>14574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576.06" calcext:value-type="float">
            <text:p>145576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498.28" calcext:value-type="float">
            <text:p>145498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5373.09" calcext:value-type="float">
            <text:p>145373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793.72" calcext:value-type="float">
            <text:p>96793.7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650.35" calcext:value-type="float">
            <text:p>9665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804.33" calcext:value-type="float">
            <text:p>96804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811.79" calcext:value-type="float">
            <text:p>96811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927.85" calcext:value-type="float">
            <text:p>96927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700.89" calcext:value-type="float">
            <text:p>96700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977.38" calcext:value-type="float">
            <text:p>96977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123.04" calcext:value-type="float">
            <text:p>9712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045.63" calcext:value-type="float">
            <text:p>97045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813.79" calcext:value-type="float">
            <text:p>96813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99.02" calcext:value-type="float">
            <text:p>97699.0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796.33" calcext:value-type="float">
            <text:p>97796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747.31" calcext:value-type="float">
            <text:p>97747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837.44" calcext:value-type="float">
            <text:p>9783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502.15" calcext:value-type="float">
            <text:p>97502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742.56" calcext:value-type="float">
            <text:p>97742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494.45" calcext:value-type="float">
            <text:p>97494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459.6" calcext:value-type="float">
            <text:p>9745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512.2" calcext:value-type="float">
            <text:p>9751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40.58" calcext:value-type="float">
            <text:p>97640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256.36" calcext:value-type="float">
            <text:p>98256.3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319.95" calcext:value-type="float">
            <text:p>98319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375.87" calcext:value-type="float">
            <text:p>98375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235.52" calcext:value-type="float">
            <text:p>98235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228.83" calcext:value-type="float">
            <text:p>98228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244.5" calcext:value-type="float">
            <text:p>9824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217.76" calcext:value-type="float">
            <text:p>98217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207.89" calcext:value-type="float">
            <text:p>98207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226.91" calcext:value-type="float">
            <text:p>98226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194.71" calcext:value-type="float">
            <text:p>98194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50.25" calcext:value-type="float">
            <text:p>9855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614.76" calcext:value-type="float">
            <text:p>9861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96.85" calcext:value-type="float">
            <text:p>98596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82.39" calcext:value-type="float">
            <text:p>9858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633.03" calcext:value-type="float">
            <text:p>98633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57.87" calcext:value-type="float">
            <text:p>98557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651.62" calcext:value-type="float">
            <text:p>98651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89.9" calcext:value-type="float">
            <text:p>9858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61.78" calcext:value-type="float">
            <text:p>9856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02.82" calcext:value-type="float">
            <text:p>98502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26.3" calcext:value-type="float">
            <text:p>9872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74.43" calcext:value-type="float">
            <text:p>98774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79.92" calcext:value-type="float">
            <text:p>98779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90.08" calcext:value-type="float">
            <text:p>9879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65.96" calcext:value-type="float">
            <text:p>98765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93.83" calcext:value-type="float">
            <text:p>98793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71.84" calcext:value-type="float">
            <text:p>98771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57.28" calcext:value-type="float">
            <text:p>98757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53.1" calcext:value-type="float">
            <text:p>9875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8780.29" calcext:value-type="float">
            <text:p>9878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11.94" calcext:value-type="float">
            <text:p>95611.94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09.29" calcext:value-type="float">
            <text:p>9560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11.31" calcext:value-type="float">
            <text:p>95611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27.55" calcext:value-type="float">
            <text:p>95627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39.46" calcext:value-type="float">
            <text:p>95639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05.67" calcext:value-type="float">
            <text:p>95605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62.87" calcext:value-type="float">
            <text:p>9566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71.41" calcext:value-type="float">
            <text:p>95671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649.07" calcext:value-type="float">
            <text:p>95649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573.33" calcext:value-type="float">
            <text:p>9557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161.06" calcext:value-type="float">
            <text:p>85161.0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063.03" calcext:value-type="float">
            <text:p>85063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026.68" calcext:value-type="float">
            <text:p>85026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078.46" calcext:value-type="float">
            <text:p>85078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122.27" calcext:value-type="float">
            <text:p>85122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184.89" calcext:value-type="float">
            <text:p>85184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116.31" calcext:value-type="float">
            <text:p>85116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116.22" calcext:value-type="float">
            <text:p>85116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157.59" calcext:value-type="float">
            <text:p>85157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5144.89" calcext:value-type="float">
            <text:p>85144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36.49" calcext:value-type="float">
            <text:p>75536.4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63.68" calcext:value-type="float">
            <text:p>75563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55.57" calcext:value-type="float">
            <text:p>75555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63.91" calcext:value-type="float">
            <text:p>7556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50.4" calcext:value-type="float">
            <text:p>7555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41.52" calcext:value-type="float">
            <text:p>75541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55.84" calcext:value-type="float">
            <text:p>75555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70.36" calcext:value-type="float">
            <text:p>7557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55.08" calcext:value-type="float">
            <text:p>75555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5577.29" calcext:value-type="float">
            <text:p>75577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84.7" calcext:value-type="float">
            <text:p>69884.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81.06" calcext:value-type="float">
            <text:p>69881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81.78" calcext:value-type="float">
            <text:p>6988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65.41" calcext:value-type="float">
            <text:p>69865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73.31" calcext:value-type="float">
            <text:p>69873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73.42" calcext:value-type="float">
            <text:p>69873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78.28" calcext:value-type="float">
            <text:p>69878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81.83" calcext:value-type="float">
            <text:p>69881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75.76" calcext:value-type="float">
            <text:p>69875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69881.79" calcext:value-type="float">
            <text:p>69881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22.53" calcext:value-type="float">
            <text:p>68722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26.86" calcext:value-type="float">
            <text:p>68726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25.3" calcext:value-type="float">
            <text:p>6872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12.57" calcext:value-type="float">
            <text:p>68712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17.95" calcext:value-type="float">
            <text:p>68717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23.16" calcext:value-type="float">
            <text:p>68723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09.86" calcext:value-type="float">
            <text:p>68709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26.39" calcext:value-type="float">
            <text:p>68726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24.01" calcext:value-type="float">
            <text:p>68724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8712.05" calcext:value-type="float">
            <text:p>68712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42.46" calcext:value-type="float">
            <text:p>68542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48.36" calcext:value-type="float">
            <text:p>68548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32.66" calcext:value-type="float">
            <text:p>68532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42.11" calcext:value-type="float">
            <text:p>6854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44.51" calcext:value-type="float">
            <text:p>68544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46.2" calcext:value-type="float">
            <text:p>6854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36.44" calcext:value-type="float">
            <text:p>68536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38" calcext:value-type="float">
            <text:p>68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39.49" calcext:value-type="float">
            <text:p>68539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47.05" calcext:value-type="float">
            <text:p>68547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26.4" calcext:value-type="float">
            <text:p>6842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21.81" calcext:value-type="float">
            <text:p>6842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25.64" calcext:value-type="float">
            <text:p>68425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20.07" calcext:value-type="float">
            <text:p>6842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26.76" calcext:value-type="float">
            <text:p>68426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24.95" calcext:value-type="float">
            <text:p>68424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27.25" calcext:value-type="float">
            <text:p>6842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15.19" calcext:value-type="float">
            <text:p>68415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40.26" calcext:value-type="float">
            <text:p>68440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22.53" calcext:value-type="float">
            <text:p>68422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844.93" calcext:value-type="float">
            <text:p>67844.9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889.14" calcext:value-type="float">
            <text:p>67889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888.34" calcext:value-type="float">
            <text:p>67888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04.05" calcext:value-type="float">
            <text:p>67904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877.77" calcext:value-type="float">
            <text:p>67877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06.63" calcext:value-type="float">
            <text:p>67906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878.7" calcext:value-type="float">
            <text:p>6787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07.52" calcext:value-type="float">
            <text:p>6790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06.5" calcext:value-type="float">
            <text:p>6790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891.03" calcext:value-type="float">
            <text:p>6789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64.76" calcext:value-type="float">
            <text:p>6766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06.28" calcext:value-type="float">
            <text:p>67606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66.55" calcext:value-type="float">
            <text:p>67666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63.25" calcext:value-type="float">
            <text:p>67663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68.14" calcext:value-type="float">
            <text:p>67668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72.74" calcext:value-type="float">
            <text:p>67672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84.2" calcext:value-type="float">
            <text:p>6768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58.26" calcext:value-type="float">
            <text:p>67658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66.94" calcext:value-type="float">
            <text:p>67666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66.78" calcext:value-type="float">
            <text:p>67666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84.03" calcext:value-type="float">
            <text:p>66284.0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67.13" calcext:value-type="float">
            <text:p>66267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70.8" calcext:value-type="float">
            <text:p>6627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68.5" calcext:value-type="float">
            <text:p>6626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195.78" calcext:value-type="float">
            <text:p>66195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71.27" calcext:value-type="float">
            <text:p>6627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71.77" calcext:value-type="float">
            <text:p>66271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78.41" calcext:value-type="float">
            <text:p>66278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66.08" calcext:value-type="float">
            <text:p>66266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6273.94" calcext:value-type="float">
            <text:p>66273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329.12" calcext:value-type="float">
            <text:p>55329.1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332.97" calcext:value-type="float">
            <text:p>55332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341.86" calcext:value-type="float">
            <text:p>55341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308.95" calcext:value-type="float">
            <text:p>55308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303.97" calcext:value-type="float">
            <text:p>55303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200.75" calcext:value-type="float">
            <text:p>5520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252.74" calcext:value-type="float">
            <text:p>55252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217.84" calcext:value-type="float">
            <text:p>55217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255.95" calcext:value-type="float">
            <text:p>55255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5228.31" calcext:value-type="float">
            <text:p>55228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63.26" calcext:value-type="float">
            <text:p>30963.2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74.65" calcext:value-type="float">
            <text:p>30974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69.56" calcext:value-type="float">
            <text:p>30969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73.89" calcext:value-type="float">
            <text:p>30973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84.36" calcext:value-type="float">
            <text:p>30984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71.63" calcext:value-type="float">
            <text:p>30971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83.69" calcext:value-type="float">
            <text:p>30983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82.42" calcext:value-type="float">
            <text:p>30982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23.86" calcext:value-type="float">
            <text:p>30923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0972.65" calcext:value-type="float">
            <text:p>30972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079.56" calcext:value-type="float">
            <text:p>48079.5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134.16" calcext:value-type="float">
            <text:p>48134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137.18" calcext:value-type="float">
            <text:p>48137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105.39" calcext:value-type="float">
            <text:p>48105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097.59" calcext:value-type="float">
            <text:p>48097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127.13" calcext:value-type="float">
            <text:p>48127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152.59" calcext:value-type="float">
            <text:p>48152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130.06" calcext:value-type="float">
            <text:p>4813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074.59" calcext:value-type="float">
            <text:p>48074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8034.25" calcext:value-type="float">
            <text:p>48034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50.18" calcext:value-type="float">
            <text:p>31550.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50.78" calcext:value-type="float">
            <text:p>31550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48.24" calcext:value-type="float">
            <text:p>31548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41.53" calcext:value-type="float">
            <text:p>31541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46.18" calcext:value-type="float">
            <text:p>31546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49.88" calcext:value-type="float">
            <text:p>31549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58.62" calcext:value-type="float">
            <text:p>31558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34.24" calcext:value-type="float">
            <text:p>31534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33.57" calcext:value-type="float">
            <text:p>31533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544.91" calcext:value-type="float">
            <text:p>31544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1993.39" calcext:value-type="float">
            <text:p>31993.3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037.32" calcext:value-type="float">
            <text:p>32037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1899.85" calcext:value-type="float">
            <text:p>31899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1923" calcext:value-type="float">
            <text:p>31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008.76" calcext:value-type="float">
            <text:p>3200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1926.68" calcext:value-type="float">
            <text:p>31926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1990.42" calcext:value-type="float">
            <text:p>3199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1978.84" calcext:value-type="float">
            <text:p>31978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1922.95" calcext:value-type="float">
            <text:p>31922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1971.09" calcext:value-type="float">
            <text:p>31971.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ouble_rea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14" calcext:value-type="float">
            <text:p>3727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1" calcext:value-type="float">
            <text:p>373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4" calcext:value-type="float">
            <text:p>2.04</text:p>
          </table:table-cell>
          <table:table-cell office:value-type="float" office:value="3731.99" calcext:value-type="float">
            <text:p>3731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4" calcext:value-type="float">
            <text:p>2.04</text:p>
          </table:table-cell>
          <table:table-cell office:value-type="float" office:value="3731.83" calcext:value-type="float">
            <text:p>3731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5" calcext:value-type="float">
            <text:p>373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5" calcext:value-type="float">
            <text:p>2.05</text:p>
          </table:table-cell>
          <table:table-cell office:value-type="float" office:value="3724.58" calcext:value-type="float">
            <text:p>3724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5" calcext:value-type="float">
            <text:p>2.05</text:p>
          </table:table-cell>
          <table:table-cell office:value-type="float" office:value="3724.71" calcext:value-type="float">
            <text:p>3724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5" calcext:value-type="float">
            <text:p>2.05</text:p>
          </table:table-cell>
          <table:table-cell office:value-type="float" office:value="3726.16" calcext:value-type="float">
            <text:p>3726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9" calcext:value-type="float">
            <text:p>372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61" calcext:value-type="float">
            <text:p>3727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52" calcext:value-type="float">
            <text:p>3719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69" calcext:value-type="float">
            <text:p>3719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62" calcext:value-type="float">
            <text:p>3719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41" calcext:value-type="float">
            <text:p>3719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54" calcext:value-type="float">
            <text:p>3719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53" calcext:value-type="float">
            <text:p>3719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65" calcext:value-type="float">
            <text:p>3719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38" calcext:value-type="float">
            <text:p>3719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43" calcext:value-type="float">
            <text:p>3719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45" calcext:value-type="float">
            <text:p>3719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97" calcext:value-type="float">
            <text:p>3724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67" calcext:value-type="float">
            <text:p>3724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91" calcext:value-type="float">
            <text:p>3724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94" calcext:value-type="float">
            <text:p>3724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79" calcext:value-type="float">
            <text:p>3724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55" calcext:value-type="float">
            <text:p>3724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83" calcext:value-type="float">
            <text:p>372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96" calcext:value-type="float">
            <text:p>3724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5.25" calcext:value-type="float">
            <text:p>3725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5" calcext:value-type="float">
            <text:p>2.05</text:p>
          </table:table-cell>
          <table:table-cell office:value-type="float" office:value="3724.93" calcext:value-type="float">
            <text:p>3724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37" calcext:value-type="float">
            <text:p>3725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54" calcext:value-type="float">
            <text:p>3725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7" calcext:value-type="float">
            <text:p>372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46" calcext:value-type="float">
            <text:p>3725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67" calcext:value-type="float">
            <text:p>3725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0.81" calcext:value-type="float">
            <text:p>3720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55" calcext:value-type="float">
            <text:p>3725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72" calcext:value-type="float">
            <text:p>3725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75" calcext:value-type="float">
            <text:p>3725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5.82" calcext:value-type="float">
            <text:p>3725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6.37" calcext:value-type="float">
            <text:p>3726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62" calcext:value-type="float">
            <text:p>3727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67" calcext:value-type="float">
            <text:p>3727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66" calcext:value-type="float">
            <text:p>3727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62" calcext:value-type="float">
            <text:p>3727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38" calcext:value-type="float">
            <text:p>3727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5" calcext:value-type="float">
            <text:p>2.05</text:p>
          </table:table-cell>
          <table:table-cell office:value-type="float" office:value="3727.58" calcext:value-type="float">
            <text:p>3727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6" calcext:value-type="float">
            <text:p>372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2" calcext:value-type="float">
            <text:p>372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5" calcext:value-type="float">
            <text:p>372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6" calcext:value-type="float">
            <text:p>372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5" calcext:value-type="float">
            <text:p>372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5" calcext:value-type="float">
            <text:p>372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4" calcext:value-type="float">
            <text:p>3728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4" calcext:value-type="float">
            <text:p>3728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" calcext:value-type="float">
            <text:p>372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2" calcext:value-type="float">
            <text:p>372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7" calcext:value-type="float">
            <text:p>372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9" calcext:value-type="float">
            <text:p>3729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7" calcext:value-type="float">
            <text:p>372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4" calcext:value-type="float">
            <text:p>372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5" calcext:value-type="float">
            <text:p>3729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72" calcext:value-type="float">
            <text:p>3729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71" calcext:value-type="float">
            <text:p>3729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8" calcext:value-type="float">
            <text:p>3729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7" calcext:value-type="float">
            <text:p>372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4" calcext:value-type="float">
            <text:p>372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9.88" calcext:value-type="float">
            <text:p>3729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7" calcext:value-type="float">
            <text:p>373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3" calcext:value-type="float">
            <text:p>373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1" calcext:value-type="float">
            <text:p>373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30" calcext:value-type="float">
            <text:p>3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9.9" calcext:value-type="float">
            <text:p>372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9.96" calcext:value-type="float">
            <text:p>3729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9.97" calcext:value-type="float">
            <text:p>3729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9.99" calcext:value-type="float">
            <text:p>3729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2" calcext:value-type="float">
            <text:p>3729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8" calcext:value-type="float">
            <text:p>373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3" calcext:value-type="float">
            <text:p>373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4" calcext:value-type="float">
            <text:p>373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5" calcext:value-type="float">
            <text:p>373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8" calcext:value-type="float">
            <text:p>373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2" calcext:value-type="float">
            <text:p>3730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6" calcext:value-type="float">
            <text:p>373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4" calcext:value-type="float">
            <text:p>373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1" calcext:value-type="float">
            <text:p>373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5" calcext:value-type="float">
            <text:p>373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3" calcext:value-type="float">
            <text:p>373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7" calcext:value-type="float">
            <text:p>373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9" calcext:value-type="float">
            <text:p>373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4" calcext:value-type="float">
            <text:p>373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6" calcext:value-type="float">
            <text:p>3730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2" calcext:value-type="float">
            <text:p>3730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5" calcext:value-type="float">
            <text:p>373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7" calcext:value-type="float">
            <text:p>373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32" calcext:value-type="float">
            <text:p>3730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.05" calcext:value-type="float">
            <text:p>2.05</text:p>
          </table:table-cell>
          <table:table-cell office:value-type="float" office:value="3730.17" calcext:value-type="float">
            <text:p>373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14" calcext:value-type="float">
            <text:p>373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7" calcext:value-type="float">
            <text:p>373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17" calcext:value-type="float">
            <text:p>373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7" calcext:value-type="float">
            <text:p>373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18" calcext:value-type="float">
            <text:p>373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16" calcext:value-type="float">
            <text:p>373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9" calcext:value-type="float">
            <text:p>373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5" calcext:value-type="float">
            <text:p>373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23" calcext:value-type="float">
            <text:p>373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05" calcext:value-type="float">
            <text:p>2.05</text:p>
          </table:table-cell>
          <table:table-cell office:value-type="float" office:value="3730.07" calcext:value-type="float">
            <text:p>373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56" calcext:value-type="float">
            <text:p>3729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51" calcext:value-type="float">
            <text:p>3729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36" calcext:value-type="float">
            <text:p>372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3" calcext:value-type="float">
            <text:p>3729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4" calcext:value-type="float">
            <text:p>372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4" calcext:value-type="float">
            <text:p>372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7" calcext:value-type="float">
            <text:p>372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1" calcext:value-type="float">
            <text:p>3729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7" calcext:value-type="float">
            <text:p>372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.05" calcext:value-type="float">
            <text:p>2.05</text:p>
          </table:table-cell>
          <table:table-cell office:value-type="float" office:value="3729.64" calcext:value-type="float">
            <text:p>372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9.02" calcext:value-type="float">
            <text:p>3729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9" calcext:value-type="float">
            <text:p>3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9" calcext:value-type="float">
            <text:p>3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8.76" calcext:value-type="float">
            <text:p>372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8.93" calcext:value-type="float">
            <text:p>3728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8.9" calcext:value-type="float">
            <text:p>372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8.94" calcext:value-type="float">
            <text:p>3728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8.84" calcext:value-type="float">
            <text:p>3728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8.95" calcext:value-type="float">
            <text:p>3728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05" calcext:value-type="float">
            <text:p>2.05</text:p>
          </table:table-cell>
          <table:table-cell office:value-type="float" office:value="3728.9" calcext:value-type="float">
            <text:p>372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52" calcext:value-type="float">
            <text:p>372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54" calcext:value-type="float">
            <text:p>3727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58" calcext:value-type="float">
            <text:p>3727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52" calcext:value-type="float">
            <text:p>372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55" calcext:value-type="float">
            <text:p>3727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46" calcext:value-type="float">
            <text:p>3727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22" calcext:value-type="float">
            <text:p>3727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71" calcext:value-type="float">
            <text:p>3727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92" calcext:value-type="float">
            <text:p>3727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.05" calcext:value-type="float">
            <text:p>2.05</text:p>
          </table:table-cell>
          <table:table-cell office:value-type="float" office:value="3727.91" calcext:value-type="float">
            <text:p>3727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63" calcext:value-type="float">
            <text:p>3726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63" calcext:value-type="float">
            <text:p>3726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45" calcext:value-type="float">
            <text:p>3726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51" calcext:value-type="float">
            <text:p>3726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49" calcext:value-type="float">
            <text:p>3726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56" calcext:value-type="float">
            <text:p>3726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54" calcext:value-type="float">
            <text:p>3726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34" calcext:value-type="float">
            <text:p>3726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42" calcext:value-type="float">
            <text:p>3726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05" calcext:value-type="float">
            <text:p>2.05</text:p>
          </table:table-cell>
          <table:table-cell office:value-type="float" office:value="3726.29" calcext:value-type="float">
            <text:p>3726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2.21" calcext:value-type="float">
            <text:p>3722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2.01" calcext:value-type="float">
            <text:p>3722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2.35" calcext:value-type="float">
            <text:p>3722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2.48" calcext:value-type="float">
            <text:p>3722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2.39" calcext:value-type="float">
            <text:p>372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1.9" calcext:value-type="float">
            <text:p>372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1.86" calcext:value-type="float">
            <text:p>3721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1.99" calcext:value-type="float">
            <text:p>3721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2.23" calcext:value-type="float">
            <text:p>3722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.05" calcext:value-type="float">
            <text:p>2.05</text:p>
          </table:table-cell>
          <table:table-cell office:value-type="float" office:value="3722.05" calcext:value-type="float">
            <text:p>3722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54" calcext:value-type="float">
            <text:p>3721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87" calcext:value-type="float">
            <text:p>3721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63" calcext:value-type="float">
            <text:p>3721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81" calcext:value-type="float">
            <text:p>372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73" calcext:value-type="float">
            <text:p>3721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92" calcext:value-type="float">
            <text:p>3721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85" calcext:value-type="float">
            <text:p>372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61" calcext:value-type="float">
            <text:p>3721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71" calcext:value-type="float">
            <text:p>3721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05" calcext:value-type="float">
            <text:p>2.05</text:p>
          </table:table-cell>
          <table:table-cell office:value-type="float" office:value="3721.66" calcext:value-type="float">
            <text:p>372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1.07" calcext:value-type="float">
            <text:p>372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1.12" calcext:value-type="float">
            <text:p>372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1.15" calcext:value-type="float">
            <text:p>3721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0.82" calcext:value-type="float">
            <text:p>3720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0.94" calcext:value-type="float">
            <text:p>3720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0.66" calcext:value-type="float">
            <text:p>3720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0.83" calcext:value-type="float">
            <text:p>3720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0.99" calcext:value-type="float">
            <text:p>372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1.04" calcext:value-type="float">
            <text:p>3721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.05" calcext:value-type="float">
            <text:p>2.05</text:p>
          </table:table-cell>
          <table:table-cell office:value-type="float" office:value="3721.28" calcext:value-type="float">
            <text:p>3721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19.81" calcext:value-type="float">
            <text:p>3719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19.55" calcext:value-type="float">
            <text:p>3719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0.2" calcext:value-type="float">
            <text:p>37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19.82" calcext:value-type="float">
            <text:p>3719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19.5" calcext:value-type="float">
            <text:p>371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0.21" calcext:value-type="float">
            <text:p>372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0.08" calcext:value-type="float">
            <text:p>372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0.11" calcext:value-type="float">
            <text:p>372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19.97" calcext:value-type="float">
            <text:p>3719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.05" calcext:value-type="float">
            <text:p>2.05</text:p>
          </table:table-cell>
          <table:table-cell office:value-type="float" office:value="3720.04" calcext:value-type="float">
            <text:p>372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28" calcext:value-type="float">
            <text:p>3717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16" calcext:value-type="float">
            <text:p>3717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14" calcext:value-type="float">
            <text:p>3717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4" calcext:value-type="float">
            <text:p>371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19" calcext:value-type="float">
            <text:p>3717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01" calcext:value-type="float">
            <text:p>3717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34" calcext:value-type="float">
            <text:p>3717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31" calcext:value-type="float">
            <text:p>3717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28" calcext:value-type="float">
            <text:p>3717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14" calcext:value-type="float">
            <text:p>3717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8.93" calcext:value-type="float">
            <text:p>3718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8.76" calcext:value-type="float">
            <text:p>371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9" calcext:value-type="float">
            <text:p>3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8.68" calcext:value-type="float">
            <text:p>3718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8.77" calcext:value-type="float">
            <text:p>3718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8.8" calcext:value-type="float">
            <text:p>37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8.88" calcext:value-type="float">
            <text:p>3718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8.63" calcext:value-type="float">
            <text:p>3718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8.41" calcext:value-type="float">
            <text:p>3718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.05" calcext:value-type="float">
            <text:p>2.05</text:p>
          </table:table-cell>
          <table:table-cell office:value-type="float" office:value="3719.14" calcext:value-type="float">
            <text:p>3719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34" calcext:value-type="float">
            <text:p>372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28" calcext:value-type="float">
            <text:p>3720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4" calcext:value-type="float">
            <text:p>372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39" calcext:value-type="float">
            <text:p>372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32" calcext:value-type="float">
            <text:p>3720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47" calcext:value-type="float">
            <text:p>3720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2" calcext:value-type="float">
            <text:p>37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51" calcext:value-type="float">
            <text:p>3720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20.59" calcext:value-type="float">
            <text:p>372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.05" calcext:value-type="float">
            <text:p>2.05</text:p>
          </table:table-cell>
          <table:table-cell office:value-type="float" office:value="3719.71" calcext:value-type="float">
            <text:p>3719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7.94" calcext:value-type="float">
            <text:p>3717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54" calcext:value-type="float">
            <text:p>3718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35" calcext:value-type="float">
            <text:p>3718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57" calcext:value-type="float">
            <text:p>3718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54" calcext:value-type="float">
            <text:p>3718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21" calcext:value-type="float">
            <text:p>3718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35" calcext:value-type="float">
            <text:p>3718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47" calcext:value-type="float">
            <text:p>3718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26" calcext:value-type="float">
            <text:p>3718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.05" calcext:value-type="float">
            <text:p>2.05</text:p>
          </table:table-cell>
          <table:table-cell office:value-type="float" office:value="3718.65" calcext:value-type="float">
            <text:p>3718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5.3" calcext:value-type="float">
            <text:p>371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4.48" calcext:value-type="float">
            <text:p>3714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4.67" calcext:value-type="float">
            <text:p>3714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5.63" calcext:value-type="float">
            <text:p>3715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5.16" calcext:value-type="float">
            <text:p>3715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5.36" calcext:value-type="float">
            <text:p>3715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4.54" calcext:value-type="float">
            <text:p>3714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4.92" calcext:value-type="float">
            <text:p>3714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4.96" calcext:value-type="float">
            <text:p>3714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.05" calcext:value-type="float">
            <text:p>2.05</text:p>
          </table:table-cell>
          <table:table-cell office:value-type="float" office:value="3714.69" calcext:value-type="float">
            <text:p>3714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3.95" calcext:value-type="float">
            <text:p>3713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3.99" calcext:value-type="float">
            <text:p>3713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4" calcext:value-type="float">
            <text:p>3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3.55" calcext:value-type="float">
            <text:p>3713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3.24" calcext:value-type="float">
            <text:p>3713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3.96" calcext:value-type="float">
            <text:p>3713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4.15" calcext:value-type="float">
            <text:p>3714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4.2" calcext:value-type="float">
            <text:p>371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3.92" calcext:value-type="float">
            <text:p>371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05" calcext:value-type="float">
            <text:p>2.05</text:p>
          </table:table-cell>
          <table:table-cell office:value-type="float" office:value="3713.89" calcext:value-type="float">
            <text:p>3713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5" calcext:value-type="float">
            <text:p>2.05</text:p>
          </table:table-cell>
          <table:table-cell office:value-type="float" office:value="3713.01" calcext:value-type="float">
            <text:p>3713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5" calcext:value-type="float">
            <text:p>2.05</text:p>
          </table:table-cell>
          <table:table-cell office:value-type="float" office:value="3712.98" calcext:value-type="float">
            <text:p>371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5" calcext:value-type="float">
            <text:p>2.05</text:p>
          </table:table-cell>
          <table:table-cell office:value-type="float" office:value="3712.67" calcext:value-type="float">
            <text:p>3712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5" calcext:value-type="float">
            <text:p>2.05</text:p>
          </table:table-cell>
          <table:table-cell office:value-type="float" office:value="3712.66" calcext:value-type="float">
            <text:p>3712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6" calcext:value-type="float">
            <text:p>2.06</text:p>
          </table:table-cell>
          <table:table-cell office:value-type="float" office:value="3712.57" calcext:value-type="float">
            <text:p>3712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6" calcext:value-type="float">
            <text:p>2.06</text:p>
          </table:table-cell>
          <table:table-cell office:value-type="float" office:value="3712.19" calcext:value-type="float">
            <text:p>3712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6" calcext:value-type="float">
            <text:p>2.06</text:p>
          </table:table-cell>
          <table:table-cell office:value-type="float" office:value="3712.49" calcext:value-type="float">
            <text:p>3712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5" calcext:value-type="float">
            <text:p>2.05</text:p>
          </table:table-cell>
          <table:table-cell office:value-type="float" office:value="3712.97" calcext:value-type="float">
            <text:p>3712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5" calcext:value-type="float">
            <text:p>2.05</text:p>
          </table:table-cell>
          <table:table-cell office:value-type="float" office:value="3712.77" calcext:value-type="float">
            <text:p>3712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.05" calcext:value-type="float">
            <text:p>2.05</text:p>
          </table:table-cell>
          <table:table-cell office:value-type="float" office:value="3712.74" calcext:value-type="float">
            <text:p>3712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1.69" calcext:value-type="float">
            <text:p>3711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1.76" calcext:value-type="float">
            <text:p>3711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1.95" calcext:value-type="float">
            <text:p>3711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1.66" calcext:value-type="float">
            <text:p>371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1.68" calcext:value-type="float">
            <text:p>371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1.83" calcext:value-type="float">
            <text:p>3711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2.14" calcext:value-type="float">
            <text:p>3712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1.45" calcext:value-type="float">
            <text:p>3711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2.16" calcext:value-type="float">
            <text:p>3712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6" calcext:value-type="float">
            <text:p>2.06</text:p>
          </table:table-cell>
          <table:table-cell office:value-type="float" office:value="3712.24" calcext:value-type="float">
            <text:p>3712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44" calcext:value-type="float">
            <text:p>371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13" calcext:value-type="float">
            <text:p>371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21" calcext:value-type="float">
            <text:p>3711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15" calcext:value-type="float">
            <text:p>3711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64" calcext:value-type="float">
            <text:p>3711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35" calcext:value-type="float">
            <text:p>3711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45" calcext:value-type="float">
            <text:p>3711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42" calcext:value-type="float">
            <text:p>3711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1.54" calcext:value-type="float">
            <text:p>3711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2.06" calcext:value-type="float">
            <text:p>2.06</text:p>
          </table:table-cell>
          <table:table-cell office:value-type="float" office:value="3710.11" calcext:value-type="float">
            <text:p>371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1.3" calcext:value-type="float">
            <text:p>371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0.74" calcext:value-type="float">
            <text:p>371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1.31" calcext:value-type="float">
            <text:p>3711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0.93" calcext:value-type="float">
            <text:p>3710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1.18" calcext:value-type="float">
            <text:p>3711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0.96" calcext:value-type="float">
            <text:p>371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1.38" calcext:value-type="float">
            <text:p>371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0.78" calcext:value-type="float">
            <text:p>3710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0.97" calcext:value-type="float">
            <text:p>3710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06" calcext:value-type="float">
            <text:p>2.06</text:p>
          </table:table-cell>
          <table:table-cell office:value-type="float" office:value="3710.85" calcext:value-type="float">
            <text:p>371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10.52" calcext:value-type="float">
            <text:p>3710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09.26" calcext:value-type="float">
            <text:p>3709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10.53" calcext:value-type="float">
            <text:p>3710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10.52" calcext:value-type="float">
            <text:p>3710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10.79" calcext:value-type="float">
            <text:p>371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10.42" calcext:value-type="float">
            <text:p>371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10.43" calcext:value-type="float">
            <text:p>3710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10.27" calcext:value-type="float">
            <text:p>371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09.64" calcext:value-type="float">
            <text:p>370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.06" calcext:value-type="float">
            <text:p>2.06</text:p>
          </table:table-cell>
          <table:table-cell office:value-type="float" office:value="3710.17" calcext:value-type="float">
            <text:p>371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9.08" calcext:value-type="float">
            <text:p>3699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9.67" calcext:value-type="float">
            <text:p>369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9.79" calcext:value-type="float">
            <text:p>3699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8.43" calcext:value-type="float">
            <text:p>3698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9.43" calcext:value-type="float">
            <text:p>3699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9.37" calcext:value-type="float">
            <text:p>3699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700.01" calcext:value-type="float">
            <text:p>37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9.27" calcext:value-type="float">
            <text:p>3699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9.85" calcext:value-type="float">
            <text:p>3699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6" calcext:value-type="float">
            <text:p>2.06</text:p>
          </table:table-cell>
          <table:table-cell office:value-type="float" office:value="3699.29" calcext:value-type="float">
            <text:p>369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8.84" calcext:value-type="float">
            <text:p>3678.8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8.42" calcext:value-type="float">
            <text:p>3678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8.91" calcext:value-type="float">
            <text:p>3678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8.62" calcext:value-type="float">
            <text:p>3678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8.92" calcext:value-type="float">
            <text:p>3678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7.75" calcext:value-type="float">
            <text:p>367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9.06" calcext:value-type="float">
            <text:p>3679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8.86" calcext:value-type="float">
            <text:p>3678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8.98" calcext:value-type="float">
            <text:p>3678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.07" calcext:value-type="float">
            <text:p>2.07</text:p>
          </table:table-cell>
          <table:table-cell office:value-type="float" office:value="3678.76" calcext:value-type="float">
            <text:p>367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7.52" calcext:value-type="float">
            <text:p>367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7.5" calcext:value-type="float">
            <text:p>367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7.63" calcext:value-type="float">
            <text:p>3677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7.72" calcext:value-type="float">
            <text:p>3677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8.15" calcext:value-type="float">
            <text:p>3678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7.67" calcext:value-type="float">
            <text:p>3677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7.66" calcext:value-type="float">
            <text:p>3677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7.18" calcext:value-type="float">
            <text:p>3677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8.27" calcext:value-type="float">
            <text:p>3678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7" calcext:value-type="float">
            <text:p>2.07</text:p>
          </table:table-cell>
          <table:table-cell office:value-type="float" office:value="3677.73" calcext:value-type="float">
            <text:p>3677.7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ouble_writ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7" calcext:value-type="float">
            <text:p>0.67</text:p>
          </table:table-cell>
          <table:table-cell office:value-type="float" office:value="11412.77" calcext:value-type="float">
            <text:p>11412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6" calcext:value-type="float">
            <text:p>0.66</text:p>
          </table:table-cell>
          <table:table-cell office:value-type="float" office:value="11505.62" calcext:value-type="float">
            <text:p>11505.6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7" calcext:value-type="float">
            <text:p>0.67</text:p>
          </table:table-cell>
          <table:table-cell office:value-type="float" office:value="11460.66" calcext:value-type="float">
            <text:p>11460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6" calcext:value-type="float">
            <text:p>0.66</text:p>
          </table:table-cell>
          <table:table-cell office:value-type="float" office:value="11631.81" calcext:value-type="float">
            <text:p>11631.8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5" calcext:value-type="float">
            <text:p>0.65</text:p>
          </table:table-cell>
          <table:table-cell office:value-type="float" office:value="11687.96" calcext:value-type="float">
            <text:p>11687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6" calcext:value-type="float">
            <text:p>0.66</text:p>
          </table:table-cell>
          <table:table-cell office:value-type="float" office:value="11527.06" calcext:value-type="float">
            <text:p>11527.0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6" calcext:value-type="float">
            <text:p>0.66</text:p>
          </table:table-cell>
          <table:table-cell office:value-type="float" office:value="11587.62" calcext:value-type="float">
            <text:p>11587.6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7" calcext:value-type="float">
            <text:p>0.67</text:p>
          </table:table-cell>
          <table:table-cell office:value-type="float" office:value="11447.17" calcext:value-type="float">
            <text:p>11447.1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5" calcext:value-type="float">
            <text:p>0.65</text:p>
          </table:table-cell>
          <table:table-cell office:value-type="float" office:value="11662.57" calcext:value-type="float">
            <text:p>11662.5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7" calcext:value-type="float">
            <text:p>0.67</text:p>
          </table:table-cell>
          <table:table-cell office:value-type="float" office:value="11455.52" calcext:value-type="float">
            <text:p>11455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4" calcext:value-type="float">
            <text:p>0.64</text:p>
          </table:table-cell>
          <table:table-cell office:value-type="float" office:value="11996.81" calcext:value-type="float">
            <text:p>11996.8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3" calcext:value-type="float">
            <text:p>0.63</text:p>
          </table:table-cell>
          <table:table-cell office:value-type="float" office:value="12101.86" calcext:value-type="float">
            <text:p>12101.8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3" calcext:value-type="float">
            <text:p>0.63</text:p>
          </table:table-cell>
          <table:table-cell office:value-type="float" office:value="12096.1" calcext:value-type="float">
            <text:p>1209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3" calcext:value-type="float">
            <text:p>0.63</text:p>
          </table:table-cell>
          <table:table-cell office:value-type="float" office:value="12097.9" calcext:value-type="float">
            <text:p>1209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3" calcext:value-type="float">
            <text:p>0.63</text:p>
          </table:table-cell>
          <table:table-cell office:value-type="float" office:value="12176.89" calcext:value-type="float">
            <text:p>12176.8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4" calcext:value-type="float">
            <text:p>0.64</text:p>
          </table:table-cell>
          <table:table-cell office:value-type="float" office:value="11951.76" calcext:value-type="float">
            <text:p>11951.7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2" calcext:value-type="float">
            <text:p>0.62</text:p>
          </table:table-cell>
          <table:table-cell office:value-type="float" office:value="12337.76" calcext:value-type="float">
            <text:p>12337.7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3" calcext:value-type="float">
            <text:p>0.63</text:p>
          </table:table-cell>
          <table:table-cell office:value-type="float" office:value="12164.73" calcext:value-type="float">
            <text:p>12164.7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3" calcext:value-type="float">
            <text:p>0.63</text:p>
          </table:table-cell>
          <table:table-cell office:value-type="float" office:value="12084.58" calcext:value-type="float">
            <text:p>12084.5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3" calcext:value-type="float">
            <text:p>0.63</text:p>
          </table:table-cell>
          <table:table-cell office:value-type="float" office:value="12055.83" calcext:value-type="float">
            <text:p>12055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" calcext:value-type="float">
            <text:p>0.6</text:p>
          </table:table-cell>
          <table:table-cell office:value-type="float" office:value="12741.13" calcext:value-type="float">
            <text:p>12741.1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" calcext:value-type="float">
            <text:p>0.6</text:p>
          </table:table-cell>
          <table:table-cell office:value-type="float" office:value="12731.76" calcext:value-type="float">
            <text:p>12731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9" calcext:value-type="float">
            <text:p>0.59</text:p>
          </table:table-cell>
          <table:table-cell office:value-type="float" office:value="12823.51" calcext:value-type="float">
            <text:p>12823.5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" calcext:value-type="float">
            <text:p>0.6</text:p>
          </table:table-cell>
          <table:table-cell office:value-type="float" office:value="12805.12" calcext:value-type="float">
            <text:p>12805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9" calcext:value-type="float">
            <text:p>0.59</text:p>
          </table:table-cell>
          <table:table-cell office:value-type="float" office:value="12855.32" calcext:value-type="float">
            <text:p>12855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" calcext:value-type="float">
            <text:p>0.6</text:p>
          </table:table-cell>
          <table:table-cell office:value-type="float" office:value="12653.84" calcext:value-type="float">
            <text:p>12653.8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" calcext:value-type="float">
            <text:p>0.6</text:p>
          </table:table-cell>
          <table:table-cell office:value-type="float" office:value="12780.5" calcext:value-type="float">
            <text:p>12780.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9" calcext:value-type="float">
            <text:p>0.59</text:p>
          </table:table-cell>
          <table:table-cell office:value-type="float" office:value="12883.6" calcext:value-type="float">
            <text:p>12883.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1" calcext:value-type="float">
            <text:p>0.61</text:p>
          </table:table-cell>
          <table:table-cell office:value-type="float" office:value="12608.75" calcext:value-type="float">
            <text:p>12608.7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9" calcext:value-type="float">
            <text:p>0.59</text:p>
          </table:table-cell>
          <table:table-cell office:value-type="float" office:value="12863.64" calcext:value-type="float">
            <text:p>12863.6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5" calcext:value-type="float">
            <text:p>0.55</text:p>
          </table:table-cell>
          <table:table-cell office:value-type="float" office:value="13753.2" calcext:value-type="float">
            <text:p>13753.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7" calcext:value-type="float">
            <text:p>0.57</text:p>
          </table:table-cell>
          <table:table-cell office:value-type="float" office:value="13500.62" calcext:value-type="float">
            <text:p>13500.6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.56</text:p>
          </table:table-cell>
          <table:table-cell office:value-type="float" office:value="13679.46" calcext:value-type="float">
            <text:p>13679.4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5" calcext:value-type="float">
            <text:p>0.55</text:p>
          </table:table-cell>
          <table:table-cell office:value-type="float" office:value="13782.36" calcext:value-type="float">
            <text:p>13782.3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.56</text:p>
          </table:table-cell>
          <table:table-cell office:value-type="float" office:value="13514.89" calcext:value-type="float">
            <text:p>13514.8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.56</text:p>
          </table:table-cell>
          <table:table-cell office:value-type="float" office:value="13578.73" calcext:value-type="float">
            <text:p>13578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.56</text:p>
          </table:table-cell>
          <table:table-cell office:value-type="float" office:value="13629.67" calcext:value-type="float">
            <text:p>1362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.56</text:p>
          </table:table-cell>
          <table:table-cell office:value-type="float" office:value="13512.13" calcext:value-type="float">
            <text:p>13512.1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.56</text:p>
          </table:table-cell>
          <table:table-cell office:value-type="float" office:value="13554.8" calcext:value-type="float">
            <text:p>1355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.56</text:p>
          </table:table-cell>
          <table:table-cell office:value-type="float" office:value="13542.5" calcext:value-type="float">
            <text:p>1354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5" calcext:value-type="float">
            <text:p>0.55</text:p>
          </table:table-cell>
          <table:table-cell office:value-type="float" office:value="13964.67" calcext:value-type="float">
            <text:p>13964.6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office:value-type="float" office:value="14001.93" calcext:value-type="float">
            <text:p>14001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5" calcext:value-type="float">
            <text:p>0.55</text:p>
          </table:table-cell>
          <table:table-cell office:value-type="float" office:value="13975.45" calcext:value-type="float">
            <text:p>13975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5" calcext:value-type="float">
            <text:p>0.55</text:p>
          </table:table-cell>
          <table:table-cell office:value-type="float" office:value="13974.52" calcext:value-type="float">
            <text:p>13974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office:value-type="float" office:value="14067.16" calcext:value-type="float">
            <text:p>14067.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5" calcext:value-type="float">
            <text:p>0.55</text:p>
          </table:table-cell>
          <table:table-cell office:value-type="float" office:value="13993.83" calcext:value-type="float">
            <text:p>13993.8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office:value-type="float" office:value="14005.07" calcext:value-type="float">
            <text:p>14005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office:value-type="float" office:value="14024.99" calcext:value-type="float">
            <text:p>14024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5" calcext:value-type="float">
            <text:p>0.55</text:p>
          </table:table-cell>
          <table:table-cell office:value-type="float" office:value="13960.27" calcext:value-type="float">
            <text:p>1396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5" calcext:value-type="float">
            <text:p>0.55</text:p>
          </table:table-cell>
          <table:table-cell office:value-type="float" office:value="13943.92" calcext:value-type="float">
            <text:p>1394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1" calcext:value-type="float">
            <text:p>0.51</text:p>
          </table:table-cell>
          <table:table-cell office:value-type="float" office:value="14990.57" calcext:value-type="float">
            <text:p>14990.5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1" calcext:value-type="float">
            <text:p>0.51</text:p>
          </table:table-cell>
          <table:table-cell office:value-type="float" office:value="14941.49" calcext:value-type="float">
            <text:p>14941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1" calcext:value-type="float">
            <text:p>0.51</text:p>
          </table:table-cell>
          <table:table-cell office:value-type="float" office:value="14897.52" calcext:value-type="float">
            <text:p>1489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1" calcext:value-type="float">
            <text:p>0.51</text:p>
          </table:table-cell>
          <table:table-cell office:value-type="float" office:value="14942.67" calcext:value-type="float">
            <text:p>14942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1" calcext:value-type="float">
            <text:p>0.51</text:p>
          </table:table-cell>
          <table:table-cell office:value-type="float" office:value="14900.6" calcext:value-type="float">
            <text:p>1490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1" calcext:value-type="float">
            <text:p>0.51</text:p>
          </table:table-cell>
          <table:table-cell office:value-type="float" office:value="14821.22" calcext:value-type="float">
            <text:p>14821.2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2" calcext:value-type="float">
            <text:p>0.52</text:p>
          </table:table-cell>
          <table:table-cell office:value-type="float" office:value="14753.74" calcext:value-type="float">
            <text:p>14753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1" calcext:value-type="float">
            <text:p>0.51</text:p>
          </table:table-cell>
          <table:table-cell office:value-type="float" office:value="15013.69" calcext:value-type="float">
            <text:p>15013.6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1" calcext:value-type="float">
            <text:p>0.51</text:p>
          </table:table-cell>
          <table:table-cell office:value-type="float" office:value="14978.98" calcext:value-type="float">
            <text:p>14978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52" calcext:value-type="float">
            <text:p>0.52</text:p>
          </table:table-cell>
          <table:table-cell office:value-type="float" office:value="14786.97" calcext:value-type="float">
            <text:p>14786.9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office:value-type="float" office:value="14838.61" calcext:value-type="float">
            <text:p>1483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office:value-type="float" office:value="15007.04" calcext:value-type="float">
            <text:p>15007.0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office:value-type="float" office:value="14962.67" calcext:value-type="float">
            <text:p>14962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office:value-type="float" office:value="15065.1" calcext:value-type="float">
            <text:p>15065.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office:value-type="float" office:value="15095.02" calcext:value-type="float">
            <text:p>15095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" calcext:value-type="float">
            <text:p>0.5</text:p>
          </table:table-cell>
          <table:table-cell office:value-type="float" office:value="15155.63" calcext:value-type="float">
            <text:p>15155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" calcext:value-type="float">
            <text:p>0.5</text:p>
          </table:table-cell>
          <table:table-cell office:value-type="float" office:value="15137.89" calcext:value-type="float">
            <text:p>15137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" calcext:value-type="float">
            <text:p>0.5</text:p>
          </table:table-cell>
          <table:table-cell office:value-type="float" office:value="15165.94" calcext:value-type="float">
            <text:p>15165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office:value-type="float" office:value="15077.76" calcext:value-type="float">
            <text:p>15077.7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office:value-type="float" office:value="14971.64" calcext:value-type="float">
            <text:p>14971.6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9" calcext:value-type="float">
            <text:p>0.49</text:p>
          </table:table-cell>
          <table:table-cell office:value-type="float" office:value="15659.75" calcext:value-type="float">
            <text:p>15659.7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9" calcext:value-type="float">
            <text:p>0.49</text:p>
          </table:table-cell>
          <table:table-cell office:value-type="float" office:value="15572.93" calcext:value-type="float">
            <text:p>15572.9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9" calcext:value-type="float">
            <text:p>0.49</text:p>
          </table:table-cell>
          <table:table-cell office:value-type="float" office:value="15599.3" calcext:value-type="float">
            <text:p>1559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9" calcext:value-type="float">
            <text:p>0.49</text:p>
          </table:table-cell>
          <table:table-cell office:value-type="float" office:value="15444.45" calcext:value-type="float">
            <text:p>15444.4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9" calcext:value-type="float">
            <text:p>0.49</text:p>
          </table:table-cell>
          <table:table-cell office:value-type="float" office:value="15504.17" calcext:value-type="float">
            <text:p>15504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9" calcext:value-type="float">
            <text:p>0.49</text:p>
          </table:table-cell>
          <table:table-cell office:value-type="float" office:value="15521.41" calcext:value-type="float">
            <text:p>15521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9" calcext:value-type="float">
            <text:p>0.49</text:p>
          </table:table-cell>
          <table:table-cell office:value-type="float" office:value="15505" calcext:value-type="float">
            <text:p>15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9" calcext:value-type="float">
            <text:p>0.49</text:p>
          </table:table-cell>
          <table:table-cell office:value-type="float" office:value="15437.25" calcext:value-type="float">
            <text:p>1543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5" calcext:value-type="float">
            <text:p>0.5</text:p>
          </table:table-cell>
          <table:table-cell office:value-type="float" office:value="15374.05" calcext:value-type="float">
            <text:p>15374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5" calcext:value-type="float">
            <text:p>0.5</text:p>
          </table:table-cell>
          <table:table-cell office:value-type="float" office:value="15369.52" calcext:value-type="float">
            <text:p>15369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697.82" calcext:value-type="float">
            <text:p>15697.8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680.13" calcext:value-type="float">
            <text:p>15680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629.25" calcext:value-type="float">
            <text:p>1562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690.87" calcext:value-type="float">
            <text:p>1569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678.83" calcext:value-type="float">
            <text:p>15678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542.35" calcext:value-type="float">
            <text:p>15542.3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706.15" calcext:value-type="float">
            <text:p>15706.1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689.42" calcext:value-type="float">
            <text:p>15689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553.98" calcext:value-type="float">
            <text:p>15553.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9" calcext:value-type="float">
            <text:p>0.49</text:p>
          </table:table-cell>
          <table:table-cell office:value-type="float" office:value="15725.15" calcext:value-type="float">
            <text:p>15725.1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7" calcext:value-type="float">
            <text:p>0.47</text:p>
          </table:table-cell>
          <table:table-cell office:value-type="float" office:value="16169.16" calcext:value-type="float">
            <text:p>16169.1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7" calcext:value-type="float">
            <text:p>0.47</text:p>
          </table:table-cell>
          <table:table-cell office:value-type="float" office:value="16108.78" calcext:value-type="float">
            <text:p>16108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7" calcext:value-type="float">
            <text:p>0.47</text:p>
          </table:table-cell>
          <table:table-cell office:value-type="float" office:value="16106.53" calcext:value-type="float">
            <text:p>16106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8" calcext:value-type="float">
            <text:p>0.48</text:p>
          </table:table-cell>
          <table:table-cell office:value-type="float" office:value="16002.28" calcext:value-type="float">
            <text:p>16002.2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8" calcext:value-type="float">
            <text:p>0.48</text:p>
          </table:table-cell>
          <table:table-cell office:value-type="float" office:value="16045.97" calcext:value-type="float">
            <text:p>16045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8" calcext:value-type="float">
            <text:p>0.48</text:p>
          </table:table-cell>
          <table:table-cell office:value-type="float" office:value="16008.41" calcext:value-type="float">
            <text:p>16008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8" calcext:value-type="float">
            <text:p>0.48</text:p>
          </table:table-cell>
          <table:table-cell office:value-type="float" office:value="15966.54" calcext:value-type="float">
            <text:p>15966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8" calcext:value-type="float">
            <text:p>0.48</text:p>
          </table:table-cell>
          <table:table-cell office:value-type="float" office:value="16018.42" calcext:value-type="float">
            <text:p>16018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7" calcext:value-type="float">
            <text:p>0.47</text:p>
          </table:table-cell>
          <table:table-cell office:value-type="float" office:value="16115.35" calcext:value-type="float">
            <text:p>16115.3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8" calcext:value-type="float">
            <text:p>0.48</text:p>
          </table:table-cell>
          <table:table-cell office:value-type="float" office:value="15942.82" calcext:value-type="float">
            <text:p>15942.8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280.02" calcext:value-type="float">
            <text:p>16280.0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211.24" calcext:value-type="float">
            <text:p>1621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221.77" calcext:value-type="float">
            <text:p>16221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184.04" calcext:value-type="float">
            <text:p>16184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205.7" calcext:value-type="float">
            <text:p>1620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240.5" calcext:value-type="float">
            <text:p>1624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222.94" calcext:value-type="float">
            <text:p>16222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186.7" calcext:value-type="float">
            <text:p>1618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223.69" calcext:value-type="float">
            <text:p>16223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7" calcext:value-type="float">
            <text:p>0.47</text:p>
          </table:table-cell>
          <table:table-cell office:value-type="float" office:value="16217.83" calcext:value-type="float">
            <text:p>1621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7" calcext:value-type="float">
            <text:p>0.47</text:p>
          </table:table-cell>
          <table:table-cell office:value-type="float" office:value="16367.66" calcext:value-type="float">
            <text:p>16367.6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7" calcext:value-type="float">
            <text:p>0.47</text:p>
          </table:table-cell>
          <table:table-cell office:value-type="float" office:value="16304.4" calcext:value-type="float">
            <text:p>1630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7" calcext:value-type="float">
            <text:p>0.47</text:p>
          </table:table-cell>
          <table:table-cell office:value-type="float" office:value="16370.59" calcext:value-type="float">
            <text:p>1637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7" calcext:value-type="float">
            <text:p>0.47</text:p>
          </table:table-cell>
          <table:table-cell office:value-type="float" office:value="16367.41" calcext:value-type="float">
            <text:p>16367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7" calcext:value-type="float">
            <text:p>0.47</text:p>
          </table:table-cell>
          <table:table-cell office:value-type="float" office:value="16361.41" calcext:value-type="float">
            <text:p>16361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7" calcext:value-type="float">
            <text:p>0.47</text:p>
          </table:table-cell>
          <table:table-cell office:value-type="float" office:value="16323.33" calcext:value-type="float">
            <text:p>1632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7" calcext:value-type="float">
            <text:p>0.47</text:p>
          </table:table-cell>
          <table:table-cell office:value-type="float" office:value="16310.57" calcext:value-type="float">
            <text:p>1631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431.43" calcext:value-type="float">
            <text:p>16431.4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420.34" calcext:value-type="float">
            <text:p>1642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7" calcext:value-type="float">
            <text:p>0.47</text:p>
          </table:table-cell>
          <table:table-cell office:value-type="float" office:value="16362.75" calcext:value-type="float">
            <text:p>16362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512.15" calcext:value-type="float">
            <text:p>16512.1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37.72" calcext:value-type="float">
            <text:p>16437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45.4" calcext:value-type="float">
            <text:p>1644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44.22" calcext:value-type="float">
            <text:p>16444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11.48" calcext:value-type="float">
            <text:p>16411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28.35" calcext:value-type="float">
            <text:p>16428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80.59" calcext:value-type="float">
            <text:p>1648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45.86" calcext:value-type="float">
            <text:p>16445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15.87" calcext:value-type="float">
            <text:p>16415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477.66" calcext:value-type="float">
            <text:p>16477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50.58" calcext:value-type="float">
            <text:p>16550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81.37" calcext:value-type="float">
            <text:p>16581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14.51" calcext:value-type="float">
            <text:p>16614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49.93" calcext:value-type="float">
            <text:p>16549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35.3" calcext:value-type="float">
            <text:p>1653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52.61" calcext:value-type="float">
            <text:p>16552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60.83" calcext:value-type="float">
            <text:p>16560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90.06" calcext:value-type="float">
            <text:p>1659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83.12" calcext:value-type="float">
            <text:p>16583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586.03" calcext:value-type="float">
            <text:p>16586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59.44" calcext:value-type="float">
            <text:p>16659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60.61" calcext:value-type="float">
            <text:p>1666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82.45" calcext:value-type="float">
            <text:p>16682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51.36" calcext:value-type="float">
            <text:p>16651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66.56" calcext:value-type="float">
            <text:p>16666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30.72" calcext:value-type="float">
            <text:p>1663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55.8" calcext:value-type="float">
            <text:p>1665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38.07" calcext:value-type="float">
            <text:p>16638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38.03" calcext:value-type="float">
            <text:p>16638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660.39" calcext:value-type="float">
            <text:p>1666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88.22" calcext:value-type="float">
            <text:p>16688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86.39" calcext:value-type="float">
            <text:p>16686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79.2" calcext:value-type="float">
            <text:p>1667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92.36" calcext:value-type="float">
            <text:p>16692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94.84" calcext:value-type="float">
            <text:p>16694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97.52" calcext:value-type="float">
            <text:p>1669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87.56" calcext:value-type="float">
            <text:p>16687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87.64" calcext:value-type="float">
            <text:p>16687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93.83" calcext:value-type="float">
            <text:p>16693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79.8" calcext:value-type="float">
            <text:p>1667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18.97" calcext:value-type="float">
            <text:p>16718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23.96" calcext:value-type="float">
            <text:p>16723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20.3" calcext:value-type="float">
            <text:p>1672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18.49" calcext:value-type="float">
            <text:p>16718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22.87" calcext:value-type="float">
            <text:p>1672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20.29" calcext:value-type="float">
            <text:p>1672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17.28" calcext:value-type="float">
            <text:p>16717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16.67" calcext:value-type="float">
            <text:p>16716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25.17" calcext:value-type="float">
            <text:p>16725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21.32" calcext:value-type="float">
            <text:p>16721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42.07" calcext:value-type="float">
            <text:p>16742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39.74" calcext:value-type="float">
            <text:p>16739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39.96" calcext:value-type="float">
            <text:p>16739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39.87" calcext:value-type="float">
            <text:p>16739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40.06" calcext:value-type="float">
            <text:p>1674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39.36" calcext:value-type="float">
            <text:p>1673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38.35" calcext:value-type="float">
            <text:p>16738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38.13" calcext:value-type="float">
            <text:p>16738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38.14" calcext:value-type="float">
            <text:p>16738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43.32" calcext:value-type="float">
            <text:p>16743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4.94" calcext:value-type="float">
            <text:p>16744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7.26" calcext:value-type="float">
            <text:p>16747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3.9" calcext:value-type="float">
            <text:p>1674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2.17" calcext:value-type="float">
            <text:p>16742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4.49" calcext:value-type="float">
            <text:p>16744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3.97" calcext:value-type="float">
            <text:p>16743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3.37" calcext:value-type="float">
            <text:p>16743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0.91" calcext:value-type="float">
            <text:p>16740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2.26" calcext:value-type="float">
            <text:p>16742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2.78" calcext:value-type="float">
            <text:p>16742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6.07" calcext:value-type="float">
            <text:p>16736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5.8" calcext:value-type="float">
            <text:p>1673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5.73" calcext:value-type="float">
            <text:p>16735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6.47" calcext:value-type="float">
            <text:p>16736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7.32" calcext:value-type="float">
            <text:p>16737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7.96" calcext:value-type="float">
            <text:p>16737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5.89" calcext:value-type="float">
            <text:p>16735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4.92" calcext:value-type="float">
            <text:p>16734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7.44" calcext:value-type="float">
            <text:p>1673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36.75" calcext:value-type="float">
            <text:p>1673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33" calcext:value-type="float">
            <text:p>1675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46.13" calcext:value-type="float">
            <text:p>16746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48.92" calcext:value-type="float">
            <text:p>16748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96" calcext:value-type="float">
            <text:p>1675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52.43" calcext:value-type="float">
            <text:p>16752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62" calcext:value-type="float">
            <text:p>16750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31" calcext:value-type="float">
            <text:p>1675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52.76" calcext:value-type="float">
            <text:p>16752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52.27" calcext:value-type="float">
            <text:p>16752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52.06" calcext:value-type="float">
            <text:p>16752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1.36" calcext:value-type="float">
            <text:p>16771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2.38" calcext:value-type="float">
            <text:p>16772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1.81" calcext:value-type="float">
            <text:p>1677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1.38" calcext:value-type="float">
            <text:p>1677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1.92" calcext:value-type="float">
            <text:p>16771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0.67" calcext:value-type="float">
            <text:p>1677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1.74" calcext:value-type="float">
            <text:p>16771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0.63" calcext:value-type="float">
            <text:p>16770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1.58" calcext:value-type="float">
            <text:p>16771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5" calcext:value-type="float">
            <text:p>0.45</text:p>
          </table:table-cell>
          <table:table-cell office:value-type="float" office:value="16772.31" calcext:value-type="float">
            <text:p>16772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4.28" calcext:value-type="float">
            <text:p>16774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3.65" calcext:value-type="float">
            <text:p>16773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4.86" calcext:value-type="float">
            <text:p>16774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2.93" calcext:value-type="float">
            <text:p>16772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4.24" calcext:value-type="float">
            <text:p>16774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2.98" calcext:value-type="float">
            <text:p>1677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2.12" calcext:value-type="float">
            <text:p>16772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4.14" calcext:value-type="float">
            <text:p>16774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4.2" calcext:value-type="float">
            <text:p>1677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5" calcext:value-type="float">
            <text:p>0.45</text:p>
          </table:table-cell>
          <table:table-cell office:value-type="float" office:value="16773.46" calcext:value-type="float">
            <text:p>16773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2.36" calcext:value-type="float">
            <text:p>16772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69.81" calcext:value-type="float">
            <text:p>16769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3.04" calcext:value-type="float">
            <text:p>1677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4.28" calcext:value-type="float">
            <text:p>16774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3.32" calcext:value-type="float">
            <text:p>16773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2.92" calcext:value-type="float">
            <text:p>16772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3.34" calcext:value-type="float">
            <text:p>16773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1.27" calcext:value-type="float">
            <text:p>1677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2.98" calcext:value-type="float">
            <text:p>1677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5" calcext:value-type="float">
            <text:p>0.45</text:p>
          </table:table-cell>
          <table:table-cell office:value-type="float" office:value="16773.8" calcext:value-type="float">
            <text:p>1677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4.7" calcext:value-type="float">
            <text:p>1676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3.62" calcext:value-type="float">
            <text:p>16763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75" calcext:value-type="float">
            <text:p>1676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1" calcext:value-type="float">
            <text:p>1676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7.75" calcext:value-type="float">
            <text:p>1676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72" calcext:value-type="float">
            <text:p>16766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12" calcext:value-type="float">
            <text:p>16766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5.9" calcext:value-type="float">
            <text:p>1676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43" calcext:value-type="float">
            <text:p>16766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61.65" calcext:value-type="float">
            <text:p>16761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87.44" calcext:value-type="float">
            <text:p>1668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87.64" calcext:value-type="float">
            <text:p>16687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87.54" calcext:value-type="float">
            <text:p>16687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90.11" calcext:value-type="float">
            <text:p>1669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86.11" calcext:value-type="float">
            <text:p>16686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93.95" calcext:value-type="float">
            <text:p>16693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88.31" calcext:value-type="float">
            <text:p>16688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92.14" calcext:value-type="float">
            <text:p>16692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89.74" calcext:value-type="float">
            <text:p>16689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92.24" calcext:value-type="float">
            <text:p>16692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5.54" calcext:value-type="float">
            <text:p>16645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39.96" calcext:value-type="float">
            <text:p>16639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3.34" calcext:value-type="float">
            <text:p>16643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8.78" calcext:value-type="float">
            <text:p>16648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5.74" calcext:value-type="float">
            <text:p>16645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1.79" calcext:value-type="float">
            <text:p>16641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3.27" calcext:value-type="float">
            <text:p>16643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3.33" calcext:value-type="float">
            <text:p>1664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4.72" calcext:value-type="float">
            <text:p>16644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42.15" calcext:value-type="float">
            <text:p>16642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6.36" calcext:value-type="float">
            <text:p>16586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9.58" calcext:value-type="float">
            <text:p>16589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4.32" calcext:value-type="float">
            <text:p>16584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70.9" calcext:value-type="float">
            <text:p>1657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5.3" calcext:value-type="float">
            <text:p>1658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5.04" calcext:value-type="float">
            <text:p>16585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3.91" calcext:value-type="float">
            <text:p>1658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4.94" calcext:value-type="float">
            <text:p>16584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4.27" calcext:value-type="float">
            <text:p>16584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583.11" calcext:value-type="float">
            <text:p>16583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68.11" calcext:value-type="float">
            <text:p>16568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69.26" calcext:value-type="float">
            <text:p>16569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67" calcext:value-type="float">
            <text:p>16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70.35" calcext:value-type="float">
            <text:p>1657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67.28" calcext:value-type="float">
            <text:p>16567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54.89" calcext:value-type="float">
            <text:p>16554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67.19" calcext:value-type="float">
            <text:p>16567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68" calcext:value-type="float">
            <text:p>16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68.42" calcext:value-type="float">
            <text:p>16568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569.43" calcext:value-type="float">
            <text:p>16569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3.77" calcext:value-type="float">
            <text:p>16553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2.87" calcext:value-type="float">
            <text:p>1655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5.21" calcext:value-type="float">
            <text:p>16555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2.8" calcext:value-type="float">
            <text:p>1655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2.07" calcext:value-type="float">
            <text:p>16552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3.42" calcext:value-type="float">
            <text:p>16553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3.73" calcext:value-type="float">
            <text:p>16553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36.88" calcext:value-type="float">
            <text:p>16536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3.84" calcext:value-type="float">
            <text:p>16553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54.92" calcext:value-type="float">
            <text:p>16554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23.23" calcext:value-type="float">
            <text:p>16323.2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24.34" calcext:value-type="float">
            <text:p>16324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23.2" calcext:value-type="float">
            <text:p>1632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23.22" calcext:value-type="float">
            <text:p>16323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25.95" calcext:value-type="float">
            <text:p>16325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19.9" calcext:value-type="float">
            <text:p>1631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16.89" calcext:value-type="float">
            <text:p>16316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24.39" calcext:value-type="float">
            <text:p>16324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25.49" calcext:value-type="float">
            <text:p>16325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02.53" calcext:value-type="float">
            <text:p>16302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64.76" calcext:value-type="float">
            <text:p>15664.7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61.65" calcext:value-type="float">
            <text:p>15661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51.27" calcext:value-type="float">
            <text:p>1565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66.87" calcext:value-type="float">
            <text:p>15666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67.9" calcext:value-type="float">
            <text:p>1566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74.39" calcext:value-type="float">
            <text:p>15674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52.57" calcext:value-type="float">
            <text:p>15652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75.74" calcext:value-type="float">
            <text:p>15675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57.08" calcext:value-type="float">
            <text:p>15657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9" calcext:value-type="float">
            <text:p>0.49</text:p>
          </table:table-cell>
          <table:table-cell office:value-type="float" office:value="15656.56" calcext:value-type="float">
            <text:p>15656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4" calcext:value-type="float">
            <text:p>0.54</text:p>
          </table:table-cell>
          <table:table-cell office:value-type="float" office:value="14236.99" calcext:value-type="float">
            <text:p>14236.9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3" calcext:value-type="float">
            <text:p>0.53</text:p>
          </table:table-cell>
          <table:table-cell office:value-type="float" office:value="14347.86" calcext:value-type="float">
            <text:p>14347.8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3" calcext:value-type="float">
            <text:p>0.53</text:p>
          </table:table-cell>
          <table:table-cell office:value-type="float" office:value="14288.72" calcext:value-type="float">
            <text:p>1428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3" calcext:value-type="float">
            <text:p>0.53</text:p>
          </table:table-cell>
          <table:table-cell office:value-type="float" office:value="14262.19" calcext:value-type="float">
            <text:p>14262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3" calcext:value-type="float">
            <text:p>0.53</text:p>
          </table:table-cell>
          <table:table-cell office:value-type="float" office:value="14307.38" calcext:value-type="float">
            <text:p>14307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4" calcext:value-type="float">
            <text:p>0.54</text:p>
          </table:table-cell>
          <table:table-cell office:value-type="float" office:value="14260.22" calcext:value-type="float">
            <text:p>14260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3" calcext:value-type="float">
            <text:p>0.53</text:p>
          </table:table-cell>
          <table:table-cell office:value-type="float" office:value="14337.55" calcext:value-type="float">
            <text:p>14337.5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3" calcext:value-type="float">
            <text:p>0.53</text:p>
          </table:table-cell>
          <table:table-cell office:value-type="float" office:value="14366.94" calcext:value-type="float">
            <text:p>14366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3" calcext:value-type="float">
            <text:p>0.53</text:p>
          </table:table-cell>
          <table:table-cell office:value-type="float" office:value="14528.6" calcext:value-type="float">
            <text:p>14528.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3" calcext:value-type="float">
            <text:p>0.53</text:p>
          </table:table-cell>
          <table:table-cell office:value-type="float" office:value="14261.45" calcext:value-type="float">
            <text:p>14261.45</text:p>
          </table:table-cell>
          <table:table-cell office:value-type="float" office:value="1.02" calcext:value-type="float">
            <text:p>1.02</text:p>
          </table:table-cell>
        </table:table-row>
      </table:table>
      <table:table table:name="double_rwm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559.33" calcext:value-type="float">
            <text:p>1555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596.63" calcext:value-type="float">
            <text:p>15596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597.13" calcext:value-type="float">
            <text:p>15597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599.97" calcext:value-type="float">
            <text:p>15599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610.26" calcext:value-type="float">
            <text:p>15610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619.11" calcext:value-type="float">
            <text:p>15619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614.12" calcext:value-type="float">
            <text:p>15614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617.04" calcext:value-type="float">
            <text:p>15617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590.9" calcext:value-type="float">
            <text:p>1559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" calcext:value-type="float">
            <text:p>0.49</text:p>
          </table:table-cell>
          <table:table-cell office:value-type="float" office:value="15600.89" calcext:value-type="float">
            <text:p>15600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6033.48" calcext:value-type="float">
            <text:p>16033.4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6035.03" calcext:value-type="float">
            <text:p>16035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6033.32" calcext:value-type="float">
            <text:p>16033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6007.52" calcext:value-type="float">
            <text:p>1600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5983.7" calcext:value-type="float">
            <text:p>1598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6025.31" calcext:value-type="float">
            <text:p>16025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6042.51" calcext:value-type="float">
            <text:p>16042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6035.99" calcext:value-type="float">
            <text:p>16035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" calcext:value-type="float">
            <text:p>0.48</text:p>
          </table:table-cell>
          <table:table-cell office:value-type="float" office:value="16038.59" calcext:value-type="float">
            <text:p>16038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7" calcext:value-type="float">
            <text:p>0.47</text:p>
          </table:table-cell>
          <table:table-cell office:value-type="float" office:value="16090.94" calcext:value-type="float">
            <text:p>16090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188.26" calcext:value-type="float">
            <text:p>16188.2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189.53" calcext:value-type="float">
            <text:p>16189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212.95" calcext:value-type="float">
            <text:p>16212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225.09" calcext:value-type="float">
            <text:p>16225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212.78" calcext:value-type="float">
            <text:p>16212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212.31" calcext:value-type="float">
            <text:p>16212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223.53" calcext:value-type="float">
            <text:p>16223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175.79" calcext:value-type="float">
            <text:p>16175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209.15" calcext:value-type="float">
            <text:p>16209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  <table:table-cell office:value-type="float" office:value="16178.92" calcext:value-type="float">
            <text:p>16178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24.98" calcext:value-type="float">
            <text:p>16424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26.4" calcext:value-type="float">
            <text:p>1642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28.18" calcext:value-type="float">
            <text:p>16428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28.71" calcext:value-type="float">
            <text:p>16428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20.5" calcext:value-type="float">
            <text:p>1642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28.12" calcext:value-type="float">
            <text:p>16428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27.51" calcext:value-type="float">
            <text:p>16427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15.07" calcext:value-type="float">
            <text:p>16415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24.03" calcext:value-type="float">
            <text:p>16424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6" calcext:value-type="float">
            <text:p>0.46</text:p>
          </table:table-cell>
          <table:table-cell office:value-type="float" office:value="16435.51" calcext:value-type="float">
            <text:p>16435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517.65" calcext:value-type="float">
            <text:p>16517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492.46" calcext:value-type="float">
            <text:p>16492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505.27" calcext:value-type="float">
            <text:p>16505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487.52" calcext:value-type="float">
            <text:p>1648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490.86" calcext:value-type="float">
            <text:p>1649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501.32" calcext:value-type="float">
            <text:p>16501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498.31" calcext:value-type="float">
            <text:p>16498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506.91" calcext:value-type="float">
            <text:p>16506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508.83" calcext:value-type="float">
            <text:p>16508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16490.58" calcext:value-type="float">
            <text:p>16490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600.91" calcext:value-type="float">
            <text:p>16600.9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595.56" calcext:value-type="float">
            <text:p>16595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600.87" calcext:value-type="float">
            <text:p>1660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592.85" calcext:value-type="float">
            <text:p>16592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602.02" calcext:value-type="float">
            <text:p>16602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596.65" calcext:value-type="float">
            <text:p>16596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595.41" calcext:value-type="float">
            <text:p>16595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602.14" calcext:value-type="float">
            <text:p>16602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598.08" calcext:value-type="float">
            <text:p>16598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46" calcext:value-type="float">
            <text:p>0.46</text:p>
          </table:table-cell>
          <table:table-cell office:value-type="float" office:value="16597.17" calcext:value-type="float">
            <text:p>16597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47.94" calcext:value-type="float">
            <text:p>16647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38.35" calcext:value-type="float">
            <text:p>16638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37.83" calcext:value-type="float">
            <text:p>1663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32.99" calcext:value-type="float">
            <text:p>16632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35.21" calcext:value-type="float">
            <text:p>16635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30.96" calcext:value-type="float">
            <text:p>1663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35.69" calcext:value-type="float">
            <text:p>16635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41.19" calcext:value-type="float">
            <text:p>16641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39.07" calcext:value-type="float">
            <text:p>16639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6" calcext:value-type="float">
            <text:p>0.46</text:p>
          </table:table-cell>
          <table:table-cell office:value-type="float" office:value="16646.61" calcext:value-type="float">
            <text:p>16646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00.79" calcext:value-type="float">
            <text:p>1670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5.25" calcext:value-type="float">
            <text:p>16695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5.59" calcext:value-type="float">
            <text:p>16695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6.24" calcext:value-type="float">
            <text:p>16696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7.11" calcext:value-type="float">
            <text:p>16697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2.91" calcext:value-type="float">
            <text:p>16692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3.51" calcext:value-type="float">
            <text:p>16693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6.58" calcext:value-type="float">
            <text:p>16696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8.52" calcext:value-type="float">
            <text:p>16698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46" calcext:value-type="float">
            <text:p>0.46</text:p>
          </table:table-cell>
          <table:table-cell office:value-type="float" office:value="16697.26" calcext:value-type="float">
            <text:p>16697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20.24" calcext:value-type="float">
            <text:p>1672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21.13" calcext:value-type="float">
            <text:p>1672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21.34" calcext:value-type="float">
            <text:p>1672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20.48" calcext:value-type="float">
            <text:p>1672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19.7" calcext:value-type="float">
            <text:p>1671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18.6" calcext:value-type="float">
            <text:p>1671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23.59" calcext:value-type="float">
            <text:p>16723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21.31" calcext:value-type="float">
            <text:p>16721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22.11" calcext:value-type="float">
            <text:p>1672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46" calcext:value-type="float">
            <text:p>0.46</text:p>
          </table:table-cell>
          <table:table-cell office:value-type="float" office:value="16719.55" calcext:value-type="float">
            <text:p>16719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6.89" calcext:value-type="float">
            <text:p>16736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7.73" calcext:value-type="float">
            <text:p>16737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7.48" calcext:value-type="float">
            <text:p>16737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8.26" calcext:value-type="float">
            <text:p>16738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7.56" calcext:value-type="float">
            <text:p>16737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8.36" calcext:value-type="float">
            <text:p>16738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6.63" calcext:value-type="float">
            <text:p>16736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6.79" calcext:value-type="float">
            <text:p>16736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7.59" calcext:value-type="float">
            <text:p>16737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37.2" calcext:value-type="float">
            <text:p>1673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83" calcext:value-type="float">
            <text:p>16749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83" calcext:value-type="float">
            <text:p>16750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63" calcext:value-type="float">
            <text:p>16750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49" calcext:value-type="float">
            <text:p>16749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51.96" calcext:value-type="float">
            <text:p>16751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32" calcext:value-type="float">
            <text:p>16750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18" calcext:value-type="float">
            <text:p>1675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51.22" calcext:value-type="float">
            <text:p>16751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93" calcext:value-type="float">
            <text:p>16749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6" calcext:value-type="float">
            <text:p>0.46</text:p>
          </table:table-cell>
          <table:table-cell office:value-type="float" office:value="16751.03" calcext:value-type="float">
            <text:p>1675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3.68" calcext:value-type="float">
            <text:p>16753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3.39" calcext:value-type="float">
            <text:p>16753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6.63" calcext:value-type="float">
            <text:p>16756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4.52" calcext:value-type="float">
            <text:p>16754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5.41" calcext:value-type="float">
            <text:p>16755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5.76" calcext:value-type="float">
            <text:p>16755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5.31" calcext:value-type="float">
            <text:p>16755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6.4" calcext:value-type="float">
            <text:p>1675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5.4" calcext:value-type="float">
            <text:p>1675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4.36" calcext:value-type="float">
            <text:p>16754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7.6" calcext:value-type="float">
            <text:p>1675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8.36" calcext:value-type="float">
            <text:p>16758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6.66" calcext:value-type="float">
            <text:p>16756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5.59" calcext:value-type="float">
            <text:p>16755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9.25" calcext:value-type="float">
            <text:p>1675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7.45" calcext:value-type="float">
            <text:p>16757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8.39" calcext:value-type="float">
            <text:p>16758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8.51" calcext:value-type="float">
            <text:p>16758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8.55" calcext:value-type="float">
            <text:p>1675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6" calcext:value-type="float">
            <text:p>0.46</text:p>
          </table:table-cell>
          <table:table-cell office:value-type="float" office:value="16758.34" calcext:value-type="float">
            <text:p>16758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5.15" calcext:value-type="float">
            <text:p>16755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4.59" calcext:value-type="float">
            <text:p>16754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4.85" calcext:value-type="float">
            <text:p>16754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4.51" calcext:value-type="float">
            <text:p>16754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5" calcext:value-type="float">
            <text:p>16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2" calcext:value-type="float">
            <text:p>1675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4.6" calcext:value-type="float">
            <text:p>1675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3.19" calcext:value-type="float">
            <text:p>16753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3.28" calcext:value-type="float">
            <text:p>16753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46" calcext:value-type="float">
            <text:p>0.46</text:p>
          </table:table-cell>
          <table:table-cell office:value-type="float" office:value="16753.95" calcext:value-type="float">
            <text:p>16753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6.7" calcext:value-type="float">
            <text:p>1674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6.79" calcext:value-type="float">
            <text:p>16746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7.35" calcext:value-type="float">
            <text:p>16747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8.33" calcext:value-type="float">
            <text:p>1674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6.86" calcext:value-type="float">
            <text:p>16746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6.67" calcext:value-type="float">
            <text:p>16746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6.56" calcext:value-type="float">
            <text:p>16746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3.5" calcext:value-type="float">
            <text:p>1674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8.92" calcext:value-type="float">
            <text:p>16748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6" calcext:value-type="float">
            <text:p>0.46</text:p>
          </table:table-cell>
          <table:table-cell office:value-type="float" office:value="16748.33" calcext:value-type="float">
            <text:p>1674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08" calcext:value-type="float">
            <text:p>16766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07" calcext:value-type="float">
            <text:p>16766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5.84" calcext:value-type="float">
            <text:p>16765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5.95" calcext:value-type="float">
            <text:p>16765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75" calcext:value-type="float">
            <text:p>1676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5.83" calcext:value-type="float">
            <text:p>16765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47" calcext:value-type="float">
            <text:p>16766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5.51" calcext:value-type="float">
            <text:p>16765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6.17" calcext:value-type="float">
            <text:p>16766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46" calcext:value-type="float">
            <text:p>0.46</text:p>
          </table:table-cell>
          <table:table-cell office:value-type="float" office:value="16764.68" calcext:value-type="float">
            <text:p>16764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1.18" calcext:value-type="float">
            <text:p>16761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2.78" calcext:value-type="float">
            <text:p>16762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1.03" calcext:value-type="float">
            <text:p>1676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2.19" calcext:value-type="float">
            <text:p>16762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1.34" calcext:value-type="float">
            <text:p>1676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2.08" calcext:value-type="float">
            <text:p>16762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0.88" calcext:value-type="float">
            <text:p>1676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1.81" calcext:value-type="float">
            <text:p>1676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2.03" calcext:value-type="float">
            <text:p>16762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46" calcext:value-type="float">
            <text:p>0.46</text:p>
          </table:table-cell>
          <table:table-cell office:value-type="float" office:value="16762.5" calcext:value-type="float">
            <text:p>1676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2.43" calcext:value-type="float">
            <text:p>16752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24" calcext:value-type="float">
            <text:p>1674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1.65" calcext:value-type="float">
            <text:p>16751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2.53" calcext:value-type="float">
            <text:p>16752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1.07" calcext:value-type="float">
            <text:p>1675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96" calcext:value-type="float">
            <text:p>1675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1.33" calcext:value-type="float">
            <text:p>16751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33" calcext:value-type="float">
            <text:p>1675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2.2" calcext:value-type="float">
            <text:p>1675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46" calcext:value-type="float">
            <text:p>0.46</text:p>
          </table:table-cell>
          <table:table-cell office:value-type="float" office:value="16752.91" calcext:value-type="float">
            <text:p>16752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3.31" calcext:value-type="float">
            <text:p>16743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2.53" calcext:value-type="float">
            <text:p>16742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2.2" calcext:value-type="float">
            <text:p>1674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37" calcext:value-type="float">
            <text:p>16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1.21" calcext:value-type="float">
            <text:p>16741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2.36" calcext:value-type="float">
            <text:p>16742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1.74" calcext:value-type="float">
            <text:p>16741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1.95" calcext:value-type="float">
            <text:p>16741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2.26" calcext:value-type="float">
            <text:p>16742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6" calcext:value-type="float">
            <text:p>0.46</text:p>
          </table:table-cell>
          <table:table-cell office:value-type="float" office:value="16741.92" calcext:value-type="float">
            <text:p>16741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6.92" calcext:value-type="float">
            <text:p>16716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6.5" calcext:value-type="float">
            <text:p>1671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6.16" calcext:value-type="float">
            <text:p>16716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6.12" calcext:value-type="float">
            <text:p>16716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7.76" calcext:value-type="float">
            <text:p>16717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08.35" calcext:value-type="float">
            <text:p>16708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7.83" calcext:value-type="float">
            <text:p>1671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5.56" calcext:value-type="float">
            <text:p>16715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7.34" calcext:value-type="float">
            <text:p>16717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46" calcext:value-type="float">
            <text:p>0.46</text:p>
          </table:table-cell>
          <table:table-cell office:value-type="float" office:value="16715.31" calcext:value-type="float">
            <text:p>16715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9.33" calcext:value-type="float">
            <text:p>1672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6.75" calcext:value-type="float">
            <text:p>1672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9.57" calcext:value-type="float">
            <text:p>16729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7.41" calcext:value-type="float">
            <text:p>16727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7.33" calcext:value-type="float">
            <text:p>16727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9.31" calcext:value-type="float">
            <text:p>1672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8.35" calcext:value-type="float">
            <text:p>16728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3.71" calcext:value-type="float">
            <text:p>16723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7.42" calcext:value-type="float">
            <text:p>16727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46" calcext:value-type="float">
            <text:p>0.46</text:p>
          </table:table-cell>
          <table:table-cell office:value-type="float" office:value="16728.23" calcext:value-type="float">
            <text:p>16728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2.63" calcext:value-type="float">
            <text:p>16762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4.95" calcext:value-type="float">
            <text:p>16764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4.08" calcext:value-type="float">
            <text:p>16764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3.93" calcext:value-type="float">
            <text:p>16763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4.35" calcext:value-type="float">
            <text:p>16764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5.34" calcext:value-type="float">
            <text:p>16765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3.76" calcext:value-type="float">
            <text:p>16763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4.53" calcext:value-type="float">
            <text:p>16764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3.8" calcext:value-type="float">
            <text:p>1676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46" calcext:value-type="float">
            <text:p>0.46</text:p>
          </table:table-cell>
          <table:table-cell office:value-type="float" office:value="16762.11" calcext:value-type="float">
            <text:p>1676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77" calcext:value-type="float">
            <text:p>16749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48.53" calcext:value-type="float">
            <text:p>16748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47" calcext:value-type="float">
            <text:p>16749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63" calcext:value-type="float">
            <text:p>16750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25" calcext:value-type="float">
            <text:p>1674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41" calcext:value-type="float">
            <text:p>16749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1.74" calcext:value-type="float">
            <text:p>16751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49.06" calcext:value-type="float">
            <text:p>16749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50.54" calcext:value-type="float">
            <text:p>16750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6" calcext:value-type="float">
            <text:p>0.46</text:p>
          </table:table-cell>
          <table:table-cell office:value-type="float" office:value="16748.33" calcext:value-type="float">
            <text:p>1674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4.61" calcext:value-type="float">
            <text:p>16684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1.3" calcext:value-type="float">
            <text:p>1668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0.88" calcext:value-type="float">
            <text:p>1668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7.02" calcext:value-type="float">
            <text:p>16687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4.69" calcext:value-type="float">
            <text:p>16684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90.62" calcext:value-type="float">
            <text:p>16690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7" calcext:value-type="float">
            <text:p>16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6.39" calcext:value-type="float">
            <text:p>16686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3.07" calcext:value-type="float">
            <text:p>16683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46" calcext:value-type="float">
            <text:p>0.46</text:p>
          </table:table-cell>
          <table:table-cell office:value-type="float" office:value="16685.99" calcext:value-type="float">
            <text:p>16685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63.42" calcext:value-type="float">
            <text:p>16663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64.26" calcext:value-type="float">
            <text:p>16664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60.08" calcext:value-type="float">
            <text:p>1666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50.4" calcext:value-type="float">
            <text:p>1665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59.19" calcext:value-type="float">
            <text:p>16659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60.17" calcext:value-type="float">
            <text:p>1666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66.15" calcext:value-type="float">
            <text:p>16666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64.83" calcext:value-type="float">
            <text:p>1666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61.44" calcext:value-type="float">
            <text:p>1666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6" calcext:value-type="float">
            <text:p>0.46</text:p>
          </table:table-cell>
          <table:table-cell office:value-type="float" office:value="16666.69" calcext:value-type="float">
            <text:p>16666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2.25" calcext:value-type="float">
            <text:p>16632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0.83" calcext:value-type="float">
            <text:p>16630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3.31" calcext:value-type="float">
            <text:p>16633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1.74" calcext:value-type="float">
            <text:p>16631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1.99" calcext:value-type="float">
            <text:p>16631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20.68" calcext:value-type="float">
            <text:p>16620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1.26" calcext:value-type="float">
            <text:p>16631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2.52" calcext:value-type="float">
            <text:p>16632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2.06" calcext:value-type="float">
            <text:p>16632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46" calcext:value-type="float">
            <text:p>0.46</text:p>
          </table:table-cell>
          <table:table-cell office:value-type="float" office:value="16633.43" calcext:value-type="float">
            <text:p>1663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6.27" calcext:value-type="float">
            <text:p>16626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3.74" calcext:value-type="float">
            <text:p>16623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6.37" calcext:value-type="float">
            <text:p>16626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5.26" calcext:value-type="float">
            <text:p>16625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7.51" calcext:value-type="float">
            <text:p>16627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5.01" calcext:value-type="float">
            <text:p>16625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7.79" calcext:value-type="float">
            <text:p>16627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17.17" calcext:value-type="float">
            <text:p>16617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7.09" calcext:value-type="float">
            <text:p>16627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6" calcext:value-type="float">
            <text:p>0.46</text:p>
          </table:table-cell>
          <table:table-cell office:value-type="float" office:value="16625.34" calcext:value-type="float">
            <text:p>16625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21.89" calcext:value-type="float">
            <text:p>1662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20.1" calcext:value-type="float">
            <text:p>1662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21.95" calcext:value-type="float">
            <text:p>16621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19.12" calcext:value-type="float">
            <text:p>16619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22.02" calcext:value-type="float">
            <text:p>16622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19.11" calcext:value-type="float">
            <text:p>16619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21.11" calcext:value-type="float">
            <text:p>16621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20.39" calcext:value-type="float">
            <text:p>1662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20.63" calcext:value-type="float">
            <text:p>16620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46" calcext:value-type="float">
            <text:p>0.46</text:p>
          </table:table-cell>
          <table:table-cell office:value-type="float" office:value="16607.49" calcext:value-type="float">
            <text:p>16607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7.16" calcext:value-type="float">
            <text:p>16617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5.39" calcext:value-type="float">
            <text:p>16615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6.16" calcext:value-type="float">
            <text:p>16616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5.7" calcext:value-type="float">
            <text:p>166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4.87" calcext:value-type="float">
            <text:p>16614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5.6" calcext:value-type="float">
            <text:p>1661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6.23" calcext:value-type="float">
            <text:p>16616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5.13" calcext:value-type="float">
            <text:p>16615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4.94" calcext:value-type="float">
            <text:p>16614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6" calcext:value-type="float">
            <text:p>0.46</text:p>
          </table:table-cell>
          <table:table-cell office:value-type="float" office:value="16616.75" calcext:value-type="float">
            <text:p>1661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09.72" calcext:value-type="float">
            <text:p>16609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597.36" calcext:value-type="float">
            <text:p>16597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14.01" calcext:value-type="float">
            <text:p>16614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11.03" calcext:value-type="float">
            <text:p>1661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13.35" calcext:value-type="float">
            <text:p>1661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09.31" calcext:value-type="float">
            <text:p>1660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12.44" calcext:value-type="float">
            <text:p>16612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09.97" calcext:value-type="float">
            <text:p>16609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13.73" calcext:value-type="float">
            <text:p>16613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46" calcext:value-type="float">
            <text:p>0.46</text:p>
          </table:table-cell>
          <table:table-cell office:value-type="float" office:value="16608.93" calcext:value-type="float">
            <text:p>16608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52.53" calcext:value-type="float">
            <text:p>16352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47.77" calcext:value-type="float">
            <text:p>16347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50.03" calcext:value-type="float">
            <text:p>1635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37.82" calcext:value-type="float">
            <text:p>16337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51.56" calcext:value-type="float">
            <text:p>1635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46.99" calcext:value-type="float">
            <text:p>16346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44.47" calcext:value-type="float">
            <text:p>16344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56.75" calcext:value-type="float">
            <text:p>1635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49.55" calcext:value-type="float">
            <text:p>16349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7" calcext:value-type="float">
            <text:p>0.47</text:p>
          </table:table-cell>
          <table:table-cell office:value-type="float" office:value="16347.8" calcext:value-type="float">
            <text:p>1634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25.12" calcext:value-type="float">
            <text:p>15825.1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19.19" calcext:value-type="float">
            <text:p>15819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22.52" calcext:value-type="float">
            <text:p>15822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19.43" calcext:value-type="float">
            <text:p>15819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27.23" calcext:value-type="float">
            <text:p>15827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08.05" calcext:value-type="float">
            <text:p>15808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25.79" calcext:value-type="float">
            <text:p>15825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25.77" calcext:value-type="float">
            <text:p>15825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30.02" calcext:value-type="float">
            <text:p>1583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48" calcext:value-type="float">
            <text:p>0.48</text:p>
          </table:table-cell>
          <table:table-cell office:value-type="float" office:value="15829.75" calcext:value-type="float">
            <text:p>1582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803.2" calcext:value-type="float">
            <text:p>1580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95.83" calcext:value-type="float">
            <text:p>15795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79.6" calcext:value-type="float">
            <text:p>1577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92.9" calcext:value-type="float">
            <text:p>1579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92.72" calcext:value-type="float">
            <text:p>15792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80.99" calcext:value-type="float">
            <text:p>1578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89.79" calcext:value-type="float">
            <text:p>15789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81.17" calcext:value-type="float">
            <text:p>15781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90.92" calcext:value-type="float">
            <text:p>1579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" calcext:value-type="float">
            <text:p>0.48</text:p>
          </table:table-cell>
          <table:table-cell office:value-type="float" office:value="15795.33" calcext:value-type="float">
            <text:p>15795.3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6:09:13.66233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5:54:53.585908069</meta:creation-date>
    <dc:date>2016-11-01T16:11:20.139483388</dc:date>
    <meta:editing-duration>PT10M35S</meta:editing-duration>
    <meta:editing-cycles>2</meta:editing-cycles>
    <meta:generator>LibreOffice/5.2.2.2$Linux_X86_64 LibreOffice_project/20m0$Build-2</meta:generator>
    <meta:document-statistic meta:table-count="5" meta:cell-count="6620" meta:object-count="0"/>
  </office:meta>
</office:document-meta>
</file>